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1" style:family="table-row">
      <style:table-row-properties style:min-row-height="0.229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4" style:family="table">
      <style:table-properties style:width="16.914cm" table:align="right"/>
    </style:style>
    <style:style style:name="Tabla4.A" style:family="table-column">
      <style:table-column-properties style:column-width="8.408cm"/>
    </style:style>
    <style:style style:name="Tabla4.B" style:family="table-column">
      <style:table-column-properties style:column-width="8.505cm"/>
    </style:style>
    <style:style style:name="Tabla4.A1" style:family="table-cell" style:data-style-name="N1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la4.B1" style:family="table-cell" style:data-style-name="N1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la4.A2" style:family="table-cell" style:data-style-name="N10100">
      <style:table-cell-properties style:vertical-align="" fo:background-color="#ffffff" fo:padding="0cm" fo:border-left="0.05pt solid #000000" fo:border-right="none" fo:border-top="none" fo:border-bottom="none" style:writing-mode="page">
        <style:background-image/>
      </style:table-cell-properties>
    </style:style>
    <style:style style:name="Tabla4.B2"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a4.B3"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a4.B4"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a4.B5"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a4.6" style:family="table-row">
      <style:table-row-properties style:min-row-height="0.575cm"/>
    </style:style>
    <style:style style:name="Tabla4.B6" style:family="table-cell" style:data-style-name="N10000">
      <style:table-cell-properties style:vertical-align="" fo:background-color="#ffffff" fo:padding="0cm" fo:border-left="none" fo:border-right="0.05pt solid #000000" fo:border-top="none" fo:border-bottom="none" style:writing-mode="page">
        <style:background-image/>
      </style:table-cell-properties>
    </style:style>
    <style:style style:name="Tabla4.A7" style:family="table-cell" style:data-style-name="N1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a4.B7" style:family="table-cell" style:data-style-name="N10000">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data-style-name="N1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la5.B1" style:family="table-cell" style:data-style-name="N1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la5.A2" style:family="table-cell" style:data-style-name="N10100">
      <style:table-cell-properties style:vertical-align="" fo:background-color="#ffffff" fo:padding="0cm" fo:border-left="0.05pt solid #0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a5.B3"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a5.B4"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a5.A5" style:family="table-cell" style:data-style-name="N1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a5.B5" style:family="table-cell" style:data-style-name="N10000">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data-style-name="N1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la6.B1" style:family="table-cell" style:data-style-name="N1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la6.2" style:family="table-row">
      <style:table-row-properties style:min-row-height="3.829cm"/>
    </style:style>
    <style:style style:name="Tabla6.A2" style:family="table-cell" style:data-style-name="N10100">
      <style:table-cell-properties style:vertical-align="" fo:background-color="#ffffff" fo:padding="0cm" fo:border-left="0.05pt solid #0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a6.A3" style:family="table-cell" style:data-style-name="N1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a6.B3"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data-style-name="N1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la8.B1" style:family="table-cell" style:data-style-name="N1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la8.A2" style:family="table-cell" style:data-style-name="N1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a8.B2"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P1" style:family="paragraph" style:parent-style-name="Footer">
      <style:text-properties officeooo:paragraph-rsid="0006512f"/>
    </style:style>
    <style:style style:name="P2" style:family="paragraph" style:parent-style-name="Header">
      <style:text-properties officeooo:rsid="00079ac4" officeooo:paragraph-rsid="00079ac4"/>
    </style:style>
    <style:style style:name="P3" style:family="paragraph" style:parent-style-name="Standard">
      <style:paragraph-properties fo:text-align="center" style:justify-single-word="false"/>
      <style:text-properties fo:font-size="22pt" fo:font-weight="bold" officeooo:rsid="00025d2f" style:font-size-asian="22pt" style:font-weight-asian="bold" style:font-size-complex="22pt" style:font-weight-complex="bold"/>
    </style:style>
    <style:style style:name="P4" style:family="paragraph" style:parent-style-name="Standard">
      <style:paragraph-properties fo:text-align="center" style:justify-single-word="false"/>
      <style:text-properties fo:font-size="22pt" fo:font-weight="bold" officeooo:rsid="00025d2f" officeooo:paragraph-rsid="00025d2f" style:font-size-asian="22pt" style:font-weight-asian="bold" style:font-size-complex="22pt" style:font-weight-complex="bold"/>
    </style:style>
    <style:style style:name="P5" style:family="paragraph" style:parent-style-name="Standard">
      <style:paragraph-properties fo:text-align="center" style:justify-single-word="false"/>
      <style:text-properties fo:font-size="11pt" fo:font-weight="bold" officeooo:rsid="00025d2f" officeooo:paragraph-rsid="00025d2f" style:font-size-asian="11pt" style:font-weight-asian="bold" style:font-size-complex="11pt" style:font-weight-complex="bold"/>
    </style:style>
    <style:style style:name="P6" style:family="paragraph" style:parent-style-name="Standard">
      <style:paragraph-properties fo:text-align="center" style:justify-single-word="false"/>
      <style:text-properties fo:font-size="11pt" fo:font-weight="bold" officeooo:rsid="000260fe" officeooo:paragraph-rsid="000260fe" style:font-size-asian="11pt" style:font-weight-asian="bold" style:font-size-complex="11pt" style:font-weight-complex="bold"/>
    </style:style>
    <style:style style:name="P7" style:family="paragraph" style:parent-style-name="Standard">
      <style:paragraph-properties fo:text-align="center" style:justify-single-word="false"/>
      <style:text-properties fo:font-size="32pt" officeooo:rsid="000260fe" officeooo:paragraph-rsid="000260fe" style:font-size-asian="32pt" style:font-size-complex="32pt"/>
    </style:style>
    <style:style style:name="P8" style:family="paragraph" style:parent-style-name="Standard">
      <style:paragraph-properties fo:text-align="center" style:justify-single-word="false"/>
      <style:text-properties fo:font-size="18pt" fo:font-weight="bold" officeooo:rsid="000260fe" officeooo:paragraph-rsid="000260fe" style:font-size-asian="18pt" style:font-weight-asian="bold" style:font-size-complex="18pt" style:font-weight-complex="bold"/>
    </style:style>
    <style:style style:name="P9" style:family="paragraph" style:parent-style-name="Standard">
      <style:paragraph-properties fo:text-align="center" style:justify-single-word="false"/>
      <style:text-properties fo:font-size="18pt" fo:font-weight="bold" officeooo:rsid="0008cfec" officeooo:paragraph-rsid="0008cfec" style:font-size-asian="18pt" style:font-weight-asian="bold" style:font-size-complex="18pt" style:font-weight-complex="bold"/>
    </style:style>
    <style:style style:name="P10" style:family="paragraph" style:parent-style-name="Standard">
      <style:paragraph-properties fo:text-align="center" style:justify-single-word="false"/>
      <style:text-properties fo:font-size="18pt" fo:font-weight="bold" officeooo:rsid="000d0c14" officeooo:paragraph-rsid="000260fe" style:font-size-asian="18pt" style:font-weight-asian="bold" style:font-size-complex="18pt" style:font-weight-complex="bold"/>
    </style:style>
    <style:style style:name="P11" style:family="paragraph" style:parent-style-name="Standard">
      <style:paragraph-properties fo:text-align="center" style:justify-single-word="false"/>
      <style:text-properties fo:font-size="18pt" fo:font-weight="bold" officeooo:rsid="000bbc96" officeooo:paragraph-rsid="000bbc96" style:font-size-asian="18pt" style:font-weight-asian="bold" style:font-size-complex="18pt" style:font-weight-complex="bold"/>
    </style:style>
    <style:style style:name="P12" style:family="paragraph" style:parent-style-name="Standard">
      <style:paragraph-properties fo:text-align="center" style:justify-single-word="false"/>
      <style:text-properties fo:font-size="18pt" fo:font-weight="bold" officeooo:rsid="000bbc96" officeooo:paragraph-rsid="000260fe" style:font-size-asian="18pt" style:font-weight-asian="bold" style:font-size-complex="18pt" style:font-weight-complex="bold"/>
    </style:style>
    <style:style style:name="P13" style:family="paragraph" style:parent-style-name="Standard">
      <style:paragraph-properties fo:text-align="start" style:justify-single-word="false"/>
      <style:text-properties fo:font-size="18pt" fo:font-weight="bold" officeooo:rsid="0011fd38" officeooo:paragraph-rsid="0011fd38" style:font-size-asian="18pt" style:font-weight-asian="bold" style:font-size-complex="18pt" style:font-weight-complex="bold"/>
    </style:style>
    <style:style style:name="P14" style:family="paragraph" style:parent-style-name="Standard">
      <style:paragraph-properties fo:text-align="start" style:justify-single-word="false"/>
      <style:text-properties fo:font-size="18pt" fo:font-weight="bold" officeooo:rsid="001de199" officeooo:paragraph-rsid="001de199" style:font-size-asian="18pt" style:font-weight-asian="bold" style:font-size-complex="18pt" style:font-weight-complex="bold"/>
    </style:style>
    <style:style style:name="P15" style:family="paragraph" style:parent-style-name="Standard">
      <style:paragraph-properties fo:text-align="start" style:justify-single-word="false"/>
      <style:text-properties fo:font-size="18pt" fo:font-weight="bold" officeooo:rsid="001df636" officeooo:paragraph-rsid="001df636" style:font-size-asian="18pt" style:font-weight-asian="bold" style:font-size-complex="18pt" style:font-weight-complex="bold"/>
    </style:style>
    <style:style style:name="P16" style:family="paragraph" style:parent-style-name="Standard">
      <style:paragraph-properties fo:text-align="start" style:justify-single-word="false"/>
      <style:text-properties fo:font-size="18pt" fo:font-weight="bold" officeooo:rsid="001e1d36" officeooo:paragraph-rsid="001e1d36" style:font-size-asian="18pt" style:font-weight-asian="bold" style:font-size-complex="18pt" style:font-weight-complex="bold"/>
    </style:style>
    <style:style style:name="P17" style:family="paragraph" style:parent-style-name="Standard">
      <style:paragraph-properties fo:text-align="start" style:justify-single-word="false"/>
      <style:text-properties fo:font-size="18pt" fo:font-weight="normal" officeooo:rsid="0011fd38" officeooo:paragraph-rsid="0011fd38" style:font-size-asian="18pt" style:font-weight-asian="normal" style:font-size-complex="18pt" style:font-weight-complex="normal"/>
    </style:style>
    <style:style style:name="P18" style:family="paragraph" style:parent-style-name="Standard">
      <style:paragraph-properties fo:text-align="center" style:justify-single-word="false"/>
      <style:text-properties fo:font-size="18pt" fo:font-weight="normal" officeooo:rsid="000260fe" officeooo:paragraph-rsid="000260fe" style:font-size-asian="18pt" style:font-weight-asian="normal" style:font-size-complex="18pt" style:font-weight-complex="normal"/>
    </style:style>
    <style:style style:name="P19" style:family="paragraph" style:parent-style-name="Standard">
      <style:paragraph-properties fo:text-align="start" style:justify-single-word="false"/>
      <style:text-properties fo:font-size="18pt" fo:font-style="normal" fo:font-weight="bold" officeooo:rsid="0011fd38" officeooo:paragraph-rsid="0011fd38" style:font-size-asian="18pt" style:font-style-asian="normal" style:font-weight-asian="bold" style:font-size-complex="18pt" style:font-style-complex="normal" style:font-weight-complex="bold"/>
    </style:style>
    <style:style style:name="P20" style:family="paragraph" style:parent-style-name="Standard">
      <style:paragraph-properties fo:text-align="start" style:justify-single-word="false"/>
      <style:text-properties fo:font-size="18pt" fo:font-style="normal" fo:font-weight="bold" officeooo:rsid="00173570" officeooo:paragraph-rsid="00173570" style:font-size-asian="18pt" style:font-style-asian="normal" style:font-weight-asian="bold" style:font-size-complex="18pt" style:font-style-complex="normal" style:font-weight-complex="bold"/>
    </style:style>
    <style:style style:name="P21" style:family="paragraph" style:parent-style-name="Standard">
      <style:paragraph-properties fo:text-align="start" style:justify-single-word="false"/>
      <style:text-properties fo:font-size="18pt" fo:font-style="normal" fo:font-weight="bold" officeooo:rsid="001de199" officeooo:paragraph-rsid="001e1d36" style:font-size-asian="18pt" style:font-style-asian="normal" style:font-weight-asian="bold" style:font-size-complex="18pt" style:font-style-complex="normal" style:font-weight-complex="bold"/>
    </style:style>
    <style:style style:name="P22" style:family="paragraph" style:parent-style-name="Standard">
      <style:paragraph-properties fo:text-align="start" style:justify-single-word="false"/>
      <style:text-properties fo:font-size="18pt" fo:font-style="normal" fo:font-weight="bold" officeooo:rsid="001df636" officeooo:paragraph-rsid="001e1d36" style:font-size-asian="18pt" style:font-style-asian="normal" style:font-weight-asian="bold" style:font-size-complex="18pt" style:font-style-complex="normal" style:font-weight-complex="bold"/>
    </style:style>
    <style:style style:name="P23" style:family="paragraph" style:parent-style-name="Standard">
      <style:paragraph-properties fo:text-align="start" style:justify-single-word="false"/>
      <style:text-properties fo:font-size="18pt" fo:font-style="normal" fo:font-weight="bold" officeooo:rsid="001e1d36" officeooo:paragraph-rsid="001e1d36" style:font-size-asian="18pt" style:font-style-asian="normal" style:font-weight-asian="bold" style:font-size-complex="18pt" style:font-style-complex="normal" style:font-weight-complex="bold"/>
    </style:style>
    <style:style style:name="P24" style:family="paragraph" style:parent-style-name="Standard">
      <style:paragraph-properties fo:text-align="start" style:justify-single-word="false"/>
      <style:text-properties fo:font-size="18pt" fo:font-style="normal" fo:font-weight="bold" officeooo:rsid="001e1d36" officeooo:paragraph-rsid="002698b1" style:font-size-asian="18pt" style:font-style-asian="normal" style:font-weight-asian="bold" style:font-size-complex="18pt" style:font-style-complex="normal" style:font-weight-complex="bold"/>
    </style:style>
    <style:style style:name="P25" style:family="paragraph" style:parent-style-name="Standard">
      <style:paragraph-properties fo:text-align="start" style:justify-single-word="false"/>
      <style:text-properties fo:font-size="18pt" fo:font-style="normal" fo:font-weight="bold" officeooo:rsid="000bbc96" officeooo:paragraph-rsid="000bbc96" style:font-size-asian="18pt" style:font-style-asian="normal" style:font-weight-asian="bold" style:font-size-complex="18pt" style:font-style-complex="normal" style:font-weight-complex="bold"/>
    </style:style>
    <style:style style:name="P26" style:family="paragraph" style:parent-style-name="Standard">
      <style:paragraph-properties fo:text-align="start" style:justify-single-word="false"/>
      <style:text-properties fo:font-size="14pt" fo:font-weight="normal" officeooo:rsid="000a8173" officeooo:paragraph-rsid="000a8173"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fo:font-size="14pt" fo:font-weight="normal" officeooo:rsid="00235ff9" officeooo:paragraph-rsid="00235ff9"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fo:font-size="14pt" fo:font-weight="normal" officeooo:rsid="00256e56" officeooo:paragraph-rsid="00256e56"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fo:font-size="14pt" fo:font-weight="normal" officeooo:rsid="00253275" officeooo:paragraph-rsid="00253275"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fo:font-size="14pt" fo:font-weight="normal" officeooo:rsid="002c60fa" officeooo:paragraph-rsid="002c60fa"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fo:font-size="14pt" fo:font-weight="normal" officeooo:rsid="002dfd87" officeooo:paragraph-rsid="002dfd87" style:font-size-asian="12.25pt" style:font-weight-asian="normal" style:font-size-complex="14pt" style:font-weight-complex="normal"/>
    </style:style>
    <style:style style:name="P32" style:family="paragraph" style:parent-style-name="Standard">
      <style:paragraph-properties fo:text-align="center" style:justify-single-word="false"/>
      <style:text-properties fo:font-size="14pt" fo:font-weight="normal" officeooo:rsid="002dfd87" officeooo:paragraph-rsid="002dfd87"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fo:font-size="14pt" fo:font-weight="normal" officeooo:rsid="00139ca5" officeooo:paragraph-rsid="00139ca5" style:font-size-asian="14pt" style:font-weight-asian="normal" style:font-size-complex="14pt" style:font-weight-complex="normal"/>
    </style:style>
    <style:style style:name="P34" style:family="paragraph" style:parent-style-name="Standard">
      <style:paragraph-properties fo:text-align="start" style:justify-single-word="false"/>
      <style:text-properties fo:font-size="14pt" fo:font-weight="normal" officeooo:rsid="0019fe8c" officeooo:paragraph-rsid="0019fe8c"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fo:font-size="14pt" fo:font-weight="normal" officeooo:rsid="001b4218" officeooo:paragraph-rsid="001b4218" style:font-size-asian="14pt" style:font-weight-asian="normal" style:font-size-complex="14pt" style:font-weight-complex="normal"/>
    </style:style>
    <style:style style:name="P36" style:family="paragraph" style:parent-style-name="Standard">
      <style:paragraph-properties fo:text-align="start" style:justify-single-word="false"/>
      <style:text-properties fo:font-size="14pt" fo:font-weight="normal" officeooo:rsid="001de199" officeooo:paragraph-rsid="001de199" style:font-size-asian="14pt" style:font-weight-asian="normal" style:font-size-complex="14pt" style:font-weight-complex="normal"/>
    </style:style>
    <style:style style:name="P37" style:family="paragraph" style:parent-style-name="Standard">
      <style:paragraph-properties fo:text-align="start" style:justify-single-word="false"/>
      <style:text-properties fo:font-size="14pt" fo:font-weight="normal" officeooo:rsid="001e1d36" officeooo:paragraph-rsid="001e1d36" style:font-size-asian="14pt" style:font-weight-asian="normal" style:font-size-complex="14pt" style:font-weight-complex="normal"/>
    </style:style>
    <style:style style:name="P38" style:family="paragraph" style:parent-style-name="Standard">
      <style:paragraph-properties fo:text-align="start" style:justify-single-word="false"/>
      <style:text-properties fo:font-size="14pt" fo:font-weight="normal" officeooo:rsid="001e1d36" officeooo:paragraph-rsid="002dfd87" style:font-size-asian="14pt" style:font-weight-asian="normal" style:font-size-complex="14pt" style:font-weight-complex="normal"/>
    </style:style>
    <style:style style:name="P39" style:family="paragraph" style:parent-style-name="Standard">
      <style:paragraph-properties fo:text-align="center" style:justify-single-word="false"/>
      <style:text-properties fo:font-size="14pt" fo:font-weight="normal" officeooo:rsid="001e1d36" officeooo:paragraph-rsid="001e1d36" style:font-size-asian="14pt" style:font-weight-asian="normal" style:font-size-complex="14pt" style:font-weight-complex="normal"/>
    </style:style>
    <style:style style:name="P40" style:family="paragraph" style:parent-style-name="Standard">
      <style:paragraph-properties fo:text-align="start" style:justify-single-word="false"/>
      <style:text-properties fo:font-size="14pt" fo:font-weight="normal" officeooo:rsid="002c60fa" officeooo:paragraph-rsid="002c60fa" style:font-size-asian="14pt" style:font-weight-asian="normal" style:font-size-complex="14pt" style:font-weight-complex="normal"/>
    </style:style>
    <style:style style:name="P41" style:family="paragraph" style:parent-style-name="Standard">
      <style:paragraph-properties fo:text-align="center" style:justify-single-word="false"/>
      <style:text-properties fo:font-size="14pt" fo:font-weight="normal" officeooo:rsid="002ebd82" officeooo:paragraph-rsid="002ebd82" style:font-size-asian="14pt" style:font-weight-asian="normal" style:font-size-complex="14pt" style:font-weight-complex="normal"/>
    </style:style>
    <style:style style:name="P42" style:family="paragraph" style:parent-style-name="Standard">
      <style:paragraph-properties fo:text-align="start" style:justify-single-word="false"/>
      <style:text-properties fo:font-size="14pt" fo:font-style="normal" fo:font-weight="bold" officeooo:rsid="000bbc96" officeooo:paragraph-rsid="000fab55" style:font-size-asian="12.25pt" style:font-style-asian="normal" style:font-weight-asian="bold" style:font-size-complex="14pt" style:font-style-complex="normal" style:font-weight-complex="bold"/>
    </style:style>
    <style:style style:name="P43" style:family="paragraph" style:parent-style-name="Standard">
      <style:paragraph-properties fo:text-align="start" style:justify-single-word="false"/>
      <style:text-properties fo:font-size="14pt" fo:font-style="normal" fo:font-weight="bold" officeooo:rsid="000bbc96" officeooo:paragraph-rsid="000bbc96" style:font-size-asian="12.25pt" style:font-style-asian="normal" style:font-weight-asian="bold" style:font-size-complex="14pt" style:font-style-complex="normal" style:font-weight-complex="bold"/>
    </style:style>
    <style:style style:name="P44" style:family="paragraph" style:parent-style-name="Standard">
      <style:paragraph-properties fo:text-align="start" style:justify-single-word="false"/>
      <style:text-properties fo:font-size="14pt" fo:font-style="normal" fo:font-weight="normal" officeooo:rsid="000fab55" officeooo:paragraph-rsid="000fab55" style:font-size-asian="12.25pt" style:font-style-asian="normal" style:font-weight-asian="normal" style:font-size-complex="14pt" style:font-style-complex="normal" style:font-weight-complex="normal"/>
    </style:style>
    <style:style style:name="P45" style:family="paragraph" style:parent-style-name="Standard">
      <style:paragraph-properties fo:text-align="start" style:justify-single-word="false"/>
      <style:text-properties fo:font-size="14pt" fo:font-weight="bold" officeooo:rsid="000260fe" officeooo:paragraph-rsid="000260fe" style:font-size-asian="14pt" style:font-weight-asian="bold" style:font-size-complex="14pt" style:font-weight-complex="bold"/>
    </style:style>
    <style:style style:name="P46" style:family="paragraph" style:parent-style-name="Standard">
      <style:paragraph-properties fo:text-align="start" style:justify-single-word="false"/>
      <style:text-properties fo:font-size="14pt" fo:font-weight="bold" officeooo:rsid="00235ff9" officeooo:paragraph-rsid="00235ff9" style:font-size-asian="12.25pt" style:font-weight-asian="bold" style:font-size-complex="14pt" style:font-weight-complex="bold"/>
    </style:style>
    <style:style style:name="P47" style:family="paragraph" style:parent-style-name="Standard">
      <style:paragraph-properties fo:text-align="start" style:justify-single-word="false"/>
      <style:text-properties fo:font-size="14pt" fo:font-weight="bold" officeooo:rsid="00256e56" officeooo:paragraph-rsid="00256e56" style:font-size-asian="12.25pt" style:font-weight-asian="bold" style:font-size-complex="14pt" style:font-weight-complex="bold"/>
    </style:style>
    <style:style style:name="P48" style:family="paragraph" style:parent-style-name="Standard">
      <style:paragraph-properties fo:text-align="start" style:justify-single-word="false"/>
      <style:text-properties fo:font-size="16pt" fo:font-style="normal" fo:font-weight="bold" officeooo:rsid="000fab55" officeooo:paragraph-rsid="000fab55" style:font-size-asian="16pt" style:font-style-asian="normal" style:font-weight-asian="bold" style:font-size-complex="16pt" style:font-style-complex="normal" style:font-weight-complex="bold"/>
    </style:style>
    <style:style style:name="P49" style:family="paragraph" style:parent-style-name="Standard">
      <style:paragraph-properties fo:text-align="start" style:justify-single-word="false"/>
      <style:text-properties fo:font-size="16pt" fo:font-style="normal" fo:font-weight="bold" officeooo:rsid="00113e65" officeooo:paragraph-rsid="00113e65" style:font-size-asian="16pt" style:font-style-asian="normal" style:font-weight-asian="bold" style:font-size-complex="16pt" style:font-style-complex="normal" style:font-weight-complex="bold"/>
    </style:style>
    <style:style style:name="P50" style:family="paragraph" style:parent-style-name="Standard">
      <style:paragraph-properties fo:text-align="start" style:justify-single-word="false"/>
      <style:text-properties fo:font-size="16pt" fo:font-style="normal" fo:font-weight="bold" officeooo:rsid="000bbc96" officeooo:paragraph-rsid="000fab55" style:font-size-asian="16pt" style:font-style-asian="normal" style:font-weight-asian="bold" style:font-size-complex="16pt" style:font-style-complex="normal" style:font-weight-complex="bold"/>
    </style:style>
    <style:style style:name="P51" style:family="paragraph" style:parent-style-name="Standard">
      <style:paragraph-properties fo:text-align="start" style:justify-single-word="false"/>
      <style:text-properties fo:font-size="16pt" fo:font-style="normal" fo:font-weight="bold" officeooo:rsid="0010c9c5" officeooo:paragraph-rsid="0010c9c5" style:font-size-asian="16pt" style:font-style-asian="normal" style:font-weight-asian="bold" style:font-size-complex="16pt" style:font-style-complex="normal" style:font-weight-complex="bold"/>
    </style:style>
    <style:style style:name="P52" style:family="paragraph" style:parent-style-name="Standard">
      <style:paragraph-properties fo:text-align="start" style:justify-single-word="false"/>
      <style:text-properties fo:font-size="16pt" fo:font-style="normal" fo:font-weight="bold" officeooo:rsid="00139ca5" officeooo:paragraph-rsid="00139ca5" style:font-size-asian="16pt" style:font-style-asian="normal" style:font-weight-asian="bold" style:font-size-complex="16pt" style:font-style-complex="normal" style:font-weight-complex="bold"/>
    </style:style>
    <style:style style:name="P53" style:family="paragraph" style:parent-style-name="Standard">
      <style:paragraph-properties fo:text-align="start" style:justify-single-word="false"/>
      <style:text-properties fo:font-size="16pt" fo:font-style="normal" fo:font-weight="normal" officeooo:rsid="000fab55" officeooo:paragraph-rsid="0011fd38" style:font-size-asian="16pt" style:font-style-asian="normal" style:font-weight-asian="normal" style:font-size-complex="16pt" style:font-style-complex="normal" style:font-weight-complex="normal"/>
    </style:style>
    <style:style style:name="P54" style:family="paragraph" style:parent-style-name="Standard">
      <style:paragraph-properties fo:text-align="start" style:justify-single-word="false"/>
      <style:text-properties fo:font-size="16pt" fo:font-style="normal" fo:font-weight="normal" officeooo:rsid="00139ca5" officeooo:paragraph-rsid="00173570" style:font-size-asian="16pt" style:font-style-asian="normal" style:font-weight-asian="normal" style:font-size-complex="16pt" style:font-style-complex="normal" style:font-weight-complex="normal"/>
    </style:style>
    <style:style style:name="P55" style:family="paragraph" style:parent-style-name="Standard">
      <style:paragraph-properties fo:text-align="start" style:justify-single-word="false"/>
      <style:text-properties fo:font-size="16pt" fo:font-style="normal" fo:font-weight="normal" officeooo:rsid="0010c9c5" officeooo:paragraph-rsid="0011fd38" style:font-size-asian="16pt" style:font-style-asian="normal" style:font-weight-asian="normal" style:font-size-complex="16pt" style:font-style-complex="normal" style:font-weight-complex="normal"/>
    </style:style>
    <style:style style:name="P56" style:family="paragraph" style:parent-style-name="Standard">
      <style:paragraph-properties fo:text-align="start" style:justify-single-word="false"/>
      <style:text-properties fo:font-size="16pt" fo:font-style="normal" fo:font-weight="normal" officeooo:rsid="00113e65" officeooo:paragraph-rsid="0011fd38" style:font-size-asian="16pt" style:font-style-asian="normal" style:font-weight-asian="normal" style:font-size-complex="16pt" style:font-style-complex="normal" style:font-weight-complex="normal"/>
    </style:style>
    <style:style style:name="P57" style:family="paragraph" style:parent-style-name="Standard">
      <style:paragraph-properties fo:text-align="start" style:justify-single-word="false"/>
      <style:text-properties fo:font-size="16pt" fo:font-style="normal" fo:font-weight="normal" officeooo:rsid="0011fd38" officeooo:paragraph-rsid="0011fd38" style:font-size-asian="16pt" style:font-style-asian="normal" style:font-weight-asian="normal" style:font-size-complex="16pt" style:font-style-complex="normal" style:font-weight-complex="normal"/>
    </style:style>
    <style:style style:name="P58" style:family="paragraph" style:parent-style-name="Standard">
      <style:paragraph-properties fo:text-align="start" style:justify-single-word="false"/>
      <style:text-properties fo:font-size="16pt" fo:font-style="normal" fo:font-weight="normal" officeooo:rsid="00173570" officeooo:paragraph-rsid="00173570" style:font-size-asian="16pt" style:font-style-asian="normal" style:font-weight-asian="normal" style:font-size-complex="16pt" style:font-style-complex="normal" style:font-weight-complex="normal"/>
    </style:style>
    <style:style style:name="P59" style:family="paragraph" style:parent-style-name="Standard">
      <style:paragraph-properties fo:text-align="start" style:justify-single-word="false"/>
      <style:text-properties fo:font-size="16pt" fo:font-style="normal" fo:font-weight="normal" officeooo:rsid="0019fe8c" officeooo:paragraph-rsid="0019fe8c" style:font-size-asian="16pt" style:font-style-asian="normal" style:font-weight-asian="normal" style:font-size-complex="16pt" style:font-style-complex="normal" style:font-weight-complex="normal"/>
    </style:style>
    <style:style style:name="P60" style:family="paragraph" style:parent-style-name="Standard">
      <style:paragraph-properties fo:text-align="start" style:justify-single-word="false"/>
      <style:text-properties fo:font-size="16pt" fo:font-weight="bold" officeooo:rsid="00139ca5" officeooo:paragraph-rsid="00139ca5" style:font-size-asian="16pt" style:font-weight-asian="bold" style:font-size-complex="16pt" style:font-weight-complex="bold"/>
    </style:style>
    <style:style style:name="P61" style:family="paragraph" style:parent-style-name="Standard">
      <style:paragraph-properties fo:text-align="start" style:justify-single-word="false"/>
      <style:text-properties fo:font-size="16pt" fo:font-weight="normal" officeooo:rsid="00139ca5" officeooo:paragraph-rsid="00173570" style:font-size-asian="16pt" style:font-weight-asian="normal" style:font-size-complex="16pt" style:font-weight-complex="normal"/>
    </style:style>
    <style:style style:name="P62" style:family="paragraph" style:parent-style-name="Standard">
      <style:paragraph-properties fo:text-align="start" style:justify-single-word="false"/>
      <style:text-properties style:font-name="Liberation Serif" fo:font-size="16pt" fo:font-style="normal" fo:font-weight="bold" officeooo:rsid="00173570" officeooo:paragraph-rsid="00173570" style:font-size-asian="16pt" style:font-style-asian="normal" style:font-weight-asian="bold" style:font-size-complex="16pt" style:font-style-complex="normal" style:font-weight-complex="bold"/>
    </style:style>
    <style:style style:name="P63" style:family="paragraph" style:parent-style-name="Standard">
      <style:paragraph-properties fo:text-align="start" style:justify-single-word="false"/>
      <style:text-properties style:font-name="Liberation Serif" fo:font-size="16pt" fo:font-style="normal" fo:font-weight="bold" officeooo:rsid="0019fe8c" officeooo:paragraph-rsid="0019fe8c" style:font-size-asian="16pt" style:font-style-asian="normal" style:font-weight-asian="bold" style:font-size-complex="16pt" style:font-style-complex="normal" style:font-weight-complex="bold"/>
    </style:style>
    <style:style style:name="P64" style:family="paragraph" style:parent-style-name="Standard">
      <style:paragraph-properties fo:text-align="start" style:justify-single-word="false"/>
      <style:text-properties style:font-name="Liberation Serif" fo:font-size="18pt" fo:font-style="normal" fo:font-weight="bold" officeooo:rsid="00173570" officeooo:paragraph-rsid="00187e4f" style:font-size-asian="18pt" style:font-style-asian="normal" style:font-weight-asian="bold" style:font-size-complex="18pt" style:font-style-complex="normal" style:font-weight-complex="bold"/>
    </style:style>
    <style:style style:name="P65" style:family="paragraph" style:parent-style-name="Standard">
      <style:paragraph-properties fo:text-align="start" style:justify-single-word="false"/>
      <style:text-properties style:font-name="Liberation Serif" fo:font-size="18pt" fo:font-style="normal" fo:font-weight="bold" officeooo:rsid="001e1d36" officeooo:paragraph-rsid="001e1d36" style:font-size-asian="18pt" style:font-style-asian="normal" style:font-weight-asian="bold" style:font-size-complex="18pt" style:font-style-complex="normal" style:font-weight-complex="bold"/>
    </style:style>
    <style:style style:name="P66" style:family="paragraph" style:parent-style-name="Standard">
      <style:paragraph-properties fo:text-align="start" style:justify-single-word="false"/>
      <style:text-properties style:font-name="Liberation Serif" fo:font-size="18pt" fo:font-style="normal" fo:font-weight="bold" officeooo:rsid="0022909c" officeooo:paragraph-rsid="0022909c" style:font-size-asian="18pt" style:font-style-asian="normal" style:font-weight-asian="bold" style:font-size-complex="18pt" style:font-style-complex="normal" style:font-weight-complex="bold"/>
    </style:style>
    <style:style style:name="P67" style:family="paragraph" style:parent-style-name="Standard">
      <style:paragraph-properties fo:text-align="start" style:justify-single-word="false"/>
      <style:text-properties style:font-name="Liberation Serif" fo:font-size="18pt" fo:font-weight="bold" officeooo:rsid="001e1d36" officeooo:paragraph-rsid="001e1d36" style:font-size-asian="18pt" style:font-weight-asian="bold" style:font-size-complex="18pt" style:font-weight-complex="bold"/>
    </style:style>
    <style:style style:name="P68" style:family="paragraph" style:parent-style-name="Standard">
      <style:paragraph-properties fo:text-align="start" style:justify-single-word="false"/>
      <style:text-properties style:font-name="Liberation Serif" fo:font-size="18pt" fo:font-weight="bold" officeooo:rsid="0022909c" officeooo:paragraph-rsid="0022909c" style:font-size-asian="18pt" style:font-weight-asian="bold" style:font-size-complex="18pt" style:font-weight-complex="bold"/>
    </style:style>
    <style:style style:name="P69" style:family="paragraph" style:parent-style-name="Standard">
      <style:paragraph-properties fo:text-align="start" style:justify-single-word="false"/>
      <style:text-properties style:font-name="Liberation Serif" fo:font-size="14pt" fo:font-style="normal" fo:font-weight="normal" officeooo:rsid="00187e4f" officeooo:paragraph-rsid="00187e4f" style:font-size-asian="14pt" style:font-style-asian="normal" style:font-weight-asian="normal" style:font-size-complex="14pt" style:font-style-complex="normal" style:font-weight-complex="normal"/>
    </style:style>
    <style:style style:name="P70" style:family="paragraph" style:parent-style-name="Standard">
      <style:paragraph-properties fo:text-align="start" style:justify-single-word="false"/>
      <style:text-properties style:font-name="Liberation Serif" fo:font-size="14pt" fo:font-style="normal" fo:font-weight="normal" officeooo:rsid="0019fe8c" officeooo:paragraph-rsid="0019fe8c" style:font-size-asian="14pt" style:font-style-asian="normal" style:font-weight-asian="normal" style:font-size-complex="14pt" style:font-style-complex="normal" style:font-weight-complex="normal"/>
    </style:style>
    <style:style style:name="P71" style:family="paragraph" style:parent-style-name="Standard">
      <style:paragraph-properties fo:text-align="center" style:justify-single-word="false"/>
      <style:text-properties style:font-name="Liberation Serif" fo:font-size="14pt" fo:font-weight="bold" officeooo:rsid="000260fe" officeooo:paragraph-rsid="000260fe" style:font-size-asian="14pt" style:font-weight-asian="bold" style:font-size-complex="14pt" style:font-weight-complex="bold"/>
    </style:style>
    <style:style style:name="P72" style:family="paragraph" style:parent-style-name="Standard">
      <style:paragraph-properties fo:text-align="start" style:justify-single-word="false"/>
      <style:text-properties style:font-name="Liberation Serif" fo:font-size="14pt" fo:font-weight="bold" officeooo:rsid="001df636" officeooo:paragraph-rsid="001df636" style:font-size-asian="14pt" style:font-weight-asian="bold" style:font-size-complex="14pt" style:font-weight-complex="bold"/>
    </style:style>
    <style:style style:name="P73" style:family="paragraph" style:parent-style-name="Standard">
      <style:paragraph-properties fo:text-align="start" style:justify-single-word="false"/>
      <style:text-properties style:font-name="Liberation Serif" fo:font-size="14pt" fo:font-weight="normal" officeooo:rsid="001df636" officeooo:paragraph-rsid="001df636" style:font-size-asian="14pt" style:font-weight-asian="normal" style:font-size-complex="14pt" style:font-weight-complex="normal"/>
    </style:style>
    <style:style style:name="P74" style:family="paragraph" style:parent-style-name="Standard">
      <style:paragraph-properties fo:text-align="start" style:justify-single-word="false"/>
      <style:text-properties style:font-name="Liberation Serif" fo:font-size="14pt" fo:font-weight="normal" officeooo:rsid="001e1d36" officeooo:paragraph-rsid="001e1d36" style:font-size-asian="14pt" style:font-weight-asian="normal" style:font-size-complex="14pt" style:font-weight-complex="normal"/>
    </style:style>
    <style:style style:name="P75" style:family="paragraph" style:parent-style-name="Standard">
      <style:paragraph-properties fo:text-align="start" style:justify-single-word="false"/>
      <style:text-properties style:font-name="Liberation Serif" fo:font-size="14pt" fo:font-weight="normal" officeooo:rsid="0022909c" officeooo:paragraph-rsid="0022909c" style:font-size-asian="14pt" style:font-weight-asian="normal" style:font-size-complex="14pt" style:font-weight-complex="normal"/>
    </style:style>
    <style:style style:name="P76" style:family="paragraph" style:parent-style-name="Standard">
      <style:paragraph-properties fo:text-align="start" style:justify-single-word="false"/>
      <style:text-properties style:font-name="Liberation Serif" fo:font-size="15pt" fo:font-style="normal" fo:font-weight="bold" officeooo:rsid="0019fe8c" officeooo:paragraph-rsid="0019fe8c" style:font-size-asian="15pt" style:font-style-asian="normal" style:font-weight-asian="bold" style:font-size-complex="15pt" style:font-style-complex="normal" style:font-weight-complex="bold"/>
    </style:style>
    <style:style style:name="P77" style:family="paragraph" style:parent-style-name="Standard">
      <style:paragraph-properties fo:text-align="start" style:justify-single-word="false"/>
      <style:text-properties fo:font-size="15pt" fo:font-weight="bold" officeooo:rsid="0019fe8c" officeooo:paragraph-rsid="0019fe8c" style:font-size-asian="15pt" style:font-weight-asian="bold" style:font-size-complex="15pt" style:font-weight-complex="bold"/>
    </style:style>
    <style:style style:name="P78" style:family="paragraph" style:parent-style-name="Standard">
      <style:paragraph-properties fo:text-align="start" style:justify-single-word="false"/>
      <style:text-properties fo:font-size="15pt" fo:font-weight="bold" officeooo:rsid="001afa45" officeooo:paragraph-rsid="001afa45" style:font-size-asian="15pt" style:font-weight-asian="bold" style:font-size-complex="15pt" style:font-weight-complex="bold"/>
    </style:style>
    <style:style style:name="P79" style:family="paragraph" style:parent-style-name="Standard">
      <style:paragraph-properties fo:text-align="start" style:justify-single-word="false"/>
      <style:text-properties fo:font-size="15pt" fo:font-weight="bold" officeooo:rsid="001c0228" officeooo:paragraph-rsid="001c0228" style:font-size-asian="15pt" style:font-weight-asian="bold" style:font-size-complex="15pt" style:font-weight-complex="bold"/>
    </style:style>
    <style:style style:name="P80" style:family="paragraph" style:parent-style-name="Standard">
      <style:paragraph-properties fo:text-align="start" style:justify-single-word="false"/>
      <style:text-properties fo:font-size="15pt" fo:font-weight="bold" officeooo:rsid="00235ff9" officeooo:paragraph-rsid="00235ff9" style:font-size-asian="15pt" style:font-weight-asian="bold" style:font-size-complex="15pt" style:font-weight-complex="bold"/>
    </style:style>
    <style:style style:name="P81" style:family="paragraph" style:parent-style-name="Standard">
      <style:paragraph-properties fo:text-align="start" style:justify-single-word="false"/>
      <style:text-properties fo:font-size="15pt" fo:font-weight="bold" officeooo:rsid="00235ff9" officeooo:paragraph-rsid="002856f8" style:font-size-asian="15pt" style:font-weight-asian="bold" style:font-size-complex="15pt" style:font-weight-complex="bold"/>
    </style:style>
    <style:style style:name="P82" style:family="paragraph" style:parent-style-name="Standard">
      <style:paragraph-properties fo:text-align="start" style:justify-single-word="false"/>
      <style:text-properties fo:font-size="15pt" fo:font-style="normal" fo:font-weight="normal" officeooo:rsid="0019fe8c" officeooo:paragraph-rsid="001c0228" style:font-size-asian="15pt" style:font-style-asian="normal" style:font-weight-asian="normal" style:font-size-complex="15pt" style:font-style-complex="normal" style:font-weight-complex="normal"/>
    </style:style>
    <style:style style:name="P83" style:family="paragraph" style:parent-style-name="Standard">
      <style:paragraph-properties fo:text-align="start" style:justify-single-word="false"/>
      <style:text-properties fo:font-size="15pt" fo:font-style="normal" fo:font-weight="normal" officeooo:rsid="001c0228" officeooo:paragraph-rsid="001c0228" style:font-size-asian="15pt" style:font-style-asian="normal" style:font-weight-asian="normal" style:font-size-complex="15pt" style:font-style-complex="normal" style:font-weight-complex="normal"/>
    </style:style>
    <style:style style:name="P84" style:family="paragraph" style:parent-style-name="Standard">
      <style:paragraph-properties fo:text-align="start" style:justify-single-word="false"/>
      <style:text-properties fo:font-size="15pt" fo:font-style="normal" fo:font-weight="normal" officeooo:rsid="001afa45" officeooo:paragraph-rsid="001c0228" style:font-size-asian="15pt" style:font-style-asian="normal" style:font-weight-asian="normal" style:font-size-complex="15pt" style:font-style-complex="normal" style:font-weight-complex="normal"/>
    </style:style>
    <style:style style:name="P85" style:family="paragraph" style:parent-style-name="Standard">
      <style:paragraph-properties fo:text-align="start" style:justify-single-word="false"/>
      <style:text-properties fo:font-size="15pt" fo:font-style="normal" fo:font-weight="normal" officeooo:rsid="00235ff9" officeooo:paragraph-rsid="002698b1" style:font-size-asian="15pt" style:font-style-asian="normal" style:font-weight-asian="normal" style:font-size-complex="15pt" style:font-style-complex="normal" style:font-weight-complex="normal"/>
    </style:style>
    <style:style style:name="P86" style:family="paragraph" style:parent-style-name="Table_20_Contents">
      <style:paragraph-properties fo:text-align="center" style:justify-single-word="false"/>
      <style:text-properties fo:font-size="11pt" style:font-size-asian="11pt" style:font-size-complex="11pt"/>
    </style:style>
    <style:style style:name="P87" style:family="paragraph" style:parent-style-name="Table_20_Contents">
      <style:paragraph-properties fo:text-align="center" style:justify-single-word="false"/>
      <style:text-properties fo:font-size="11pt" officeooo:rsid="000260fe" officeooo:paragraph-rsid="000260fe" style:font-size-asian="11pt" style:font-size-complex="11pt"/>
    </style:style>
    <style:style style:name="P88" style:family="paragraph" style:parent-style-name="Table_20_Contents">
      <style:paragraph-properties fo:text-align="center" style:justify-single-word="false"/>
      <style:text-properties fo:font-size="14pt" officeooo:rsid="000bbc96" officeooo:paragraph-rsid="000bbc96" style:font-size-asian="12.25pt" style:font-size-complex="14pt"/>
    </style:style>
    <style:style style:name="P89" style:family="paragraph" style:parent-style-name="Table_20_Contents">
      <style:paragraph-properties fo:text-align="center" style:justify-single-word="false"/>
      <style:text-properties fo:font-size="14pt" fo:font-weight="bold" officeooo:rsid="000bbc96" officeooo:paragraph-rsid="000bbc96" style:font-size-asian="12.25pt" style:font-weight-asian="bold" style:font-size-complex="14pt" style:font-weight-complex="bold"/>
    </style:style>
    <style:style style:name="P90" style:family="paragraph" style:parent-style-name="Table_20_Contents">
      <style:paragraph-properties fo:text-align="center" style:justify-single-word="false"/>
      <style:text-properties fo:font-size="14pt" officeooo:rsid="001afa45" officeooo:paragraph-rsid="001afa45" style:font-size-asian="14pt" style:font-size-complex="14pt"/>
    </style:style>
    <style:style style:name="P91"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2"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normal" fo:text-shadow="none" style:text-underline-style="none" fo:font-weight="bold" officeooo:rsid="0010c9c5" officeooo:paragraph-rsid="0010c9c5"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4"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normal" fo:text-shadow="none" style:text-underline-style="none" fo:font-weight="bold" officeooo:rsid="00113e65" officeooo:paragraph-rsid="00113e65" style:font-size-asian="12pt" style:font-style-asian="normal" style:font-weight-asian="bold" style:font-size-complex="12pt" style:font-style-complex="normal" style:font-weight-complex="bold" style:text-overline-style="none" style:text-overline-color="font-color"/>
    </style:style>
    <style:style style:name="P95"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normal" fo:text-shadow="none" style:text-underline-style="none" fo:font-weight="bold" officeooo:rsid="001afa45" officeooo:paragraph-rsid="001afa45" style:font-size-asian="12pt" style:font-style-asian="normal" style:font-weight-asian="bold" style:font-size-complex="12pt" style:font-style-complex="normal" style:font-weight-complex="bold" style:text-overline-style="none" style:text-overline-color="font-color"/>
    </style:style>
    <style:style style:name="P96"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4pt" fo:font-style="normal" fo:text-shadow="none" style:text-underline-style="none" fo:font-weight="bold" officeooo:rsid="00152961" officeooo:paragraph-rsid="00152961" style:font-size-asian="14pt" style:font-style-asian="normal" style:font-weight-asian="bold" style:font-size-complex="14pt" style:font-style-complex="normal" style:font-weight-complex="bold"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0c9c5" officeooo:paragraph-rsid="0010c9c5"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10c9c5"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13e65" officeooo:paragraph-rsid="00113e65"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6cdf7" officeooo:paragraph-rsid="0016cdf7"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afa45" officeooo:paragraph-rsid="001afa45"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16cdf7" officeooo:paragraph-rsid="0016cdf7" style:font-size-asian="14pt" style:font-style-asian="normal" style:font-weight-asian="normal" style:font-size-complex="14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19fe8c" officeooo:paragraph-rsid="0019fe8c" style:font-size-asian="14pt" style:font-style-asian="normal" style:font-weight-asian="normal" style:font-size-complex="14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173570" officeooo:paragraph-rsid="00173570" style:font-size-asian="12.25pt" style:font-style-asian="normal" style:font-weight-asian="normal" style:font-size-complex="14pt" style:font-style-complex="normal" style:font-weight-complex="normal" style:text-overline-style="none" style:text-overline-color="font-color"/>
    </style:style>
    <style:style style:name="P107" style:family="paragraph" style:parent-style-name="Table_20_Contents">
      <style:paragraph-properties fo:text-align="center" style:justify-single-word="false"/>
      <style:text-properties officeooo:rsid="0010c9c5" officeooo:paragraph-rsid="0010c9c5"/>
    </style:style>
    <style:style style:name="P108" style:family="paragraph" style:parent-style-name="Table_20_Contents">
      <style:paragraph-properties fo:text-align="center" style:justify-single-word="false"/>
      <style:text-properties fo:font-size="12pt" fo:font-weight="bold" officeooo:rsid="001afa45" officeooo:paragraph-rsid="001afa45" style:font-size-asian="12pt" style:font-weight-asian="bold" style:font-size-complex="12pt" style:font-weight-complex="bold"/>
    </style:style>
    <style:style style:name="P109" style:family="paragraph" style:parent-style-name="Standard" style:master-page-name="pag_20_sin_20_num">
      <style:paragraph-properties style:page-number="auto"/>
    </style:style>
    <style:style style:name="P110" style:family="paragraph" style:parent-style-name="Standard" style:master-page-name="Footnote">
      <style:paragraph-properties fo:text-align="center" style:justify-single-word="false" style:page-number="auto"/>
      <style:text-properties fo:font-size="11pt" fo:font-weight="bold" officeooo:rsid="000260fe" officeooo:paragraph-rsid="000260fe" style:font-size-asian="11pt" style:font-weight-asian="bold" style:font-size-complex="11pt" style:font-weight-complex="bold"/>
    </style:style>
    <style:style style:name="P111" style:family="paragraph" style:parent-style-name="Standard" style:list-style-name="L42">
      <style:paragraph-properties fo:text-align="start" style:justify-single-word="false"/>
      <style:text-properties fo:font-size="14pt" fo:font-style="normal" fo:font-weight="normal" officeooo:rsid="0010c9c5" officeooo:paragraph-rsid="0010c9c5" style:font-size-asian="14pt" style:font-style-asian="normal" style:font-weight-asian="normal" style:font-size-complex="14pt" style:font-style-complex="normal" style:font-weight-complex="normal"/>
    </style:style>
    <style:style style:name="P112" style:family="paragraph" style:parent-style-name="Standard" style:list-style-name="L43">
      <style:paragraph-properties fo:text-align="start" style:justify-single-word="false"/>
      <style:text-properties fo:font-size="14pt" fo:font-weight="bold" officeooo:rsid="00235ff9" officeooo:paragraph-rsid="00235ff9" style:font-size-asian="12.25pt" style:font-weight-asian="bold" style:font-size-complex="14pt" style:font-weight-complex="bold"/>
    </style:style>
    <style:style style:name="P113" style:family="paragraph" style:parent-style-name="Standard" style:list-style-name="L43">
      <style:paragraph-properties fo:text-align="start" style:justify-single-word="false"/>
      <style:text-properties fo:font-size="14pt" fo:font-weight="bold" officeooo:rsid="00235ff9" officeooo:paragraph-rsid="00253275" style:font-size-asian="12.25pt" style:font-weight-asian="bold" style:font-size-complex="14pt" style:font-weight-complex="bold"/>
    </style:style>
    <style:style style:name="P114"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1e1d36" officeooo:paragraph-rsid="002dfd87" style:font-size-asian="14pt" style:font-weight-asian="normal" style:font-size-complex="14pt" style:font-weight-complex="normal"/>
    </style:style>
    <style:style style:name="P115"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303e1b" officeooo:paragraph-rsid="00303e1b" style:font-size-asian="14pt" style:font-weight-asian="normal" style:font-size-complex="14pt" style:font-weight-complex="normal"/>
    </style:style>
    <style:style style:name="P116"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bold" officeooo:rsid="00303e1b" officeooo:paragraph-rsid="00303e1b" style:font-size-asian="14pt" style:font-weight-asian="bold" style:font-size-complex="14pt" style:font-weight-complex="bold"/>
    </style:style>
    <style:style style:name="P117" style:family="paragraph">
      <style:paragraph-properties fo:text-align="center"/>
    </style:style>
    <style:style style:name="P118" style:family="paragraph">
      <style:paragraph-properties fo:text-align="center"/>
      <style:text-properties fo:color="#000000"/>
    </style:style>
    <style:style style:name="P119" style:family="paragraph">
      <style:paragraph-properties fo:text-align="center"/>
      <style:text-properties fo:font-size="12pt"/>
    </style:style>
    <style:style style:name="P120" style:family="paragraph">
      <loext:graphic-properties draw:fill="none" draw:fill-color="#ffffff"/>
      <style:paragraph-properties fo:text-align="center"/>
      <style:text-properties fo:color="#ffffff" fo:font-size="16pt" style:font-size-asian="10.5pt" style:font-size-complex="12pt"/>
    </style:style>
    <style:style style:name="P121" style:family="paragraph">
      <loext:graphic-properties draw:fill="none" draw:fill-color="#ffffff"/>
      <style:text-properties fo:color="#ffffff" fo:font-weight="bold" style:font-weight-asian="bold" style:font-weight-complex="bold"/>
    </style:style>
    <style:style style:name="P122" style:family="paragraph">
      <loext:graphic-properties draw:fill="none" draw:fill-color="#ffffff"/>
      <style:paragraph-properties fo:text-align="center"/>
      <style:text-properties fo:color="#ffffff" fo:font-weight="bold" style:font-weight-asian="bold" style:font-weight-complex="bold"/>
    </style:style>
    <style:style style:name="P123" style:family="paragraph">
      <style:paragraph-properties fo:text-align="start"/>
    </style:style>
    <style:style style:name="P124" style:family="paragraph">
      <loext:graphic-properties draw:fill="none" draw:fill-color="#ffffff"/>
      <style:paragraph-properties fo:text-align="start"/>
      <style:text-properties fo:color="#ffffff" fo:font-weight="bold" style:font-weight-asian="bold" style:font-weight-complex="bold"/>
    </style:style>
    <style:style style:name="P125" style:family="paragraph">
      <style:paragraph-properties fo:text-align="center"/>
      <style:text-properties fo:color="#ffffff" fo:font-weight="bold" style:font-weight-asian="bold" style:font-weight-complex="bold"/>
    </style:style>
    <style:style style:name="P126" style:family="paragraph">
      <style:paragraph-properties fo:text-align="center"/>
      <style:text-properties fo:color="#ffffff" fo:font-size="12pt" fo:font-weight="bold" style:font-weight-asian="bold" style:font-weight-complex="bold"/>
    </style:style>
    <style:style style:name="P127" style:family="paragraph">
      <loext:graphic-properties draw:fill="none" draw:fill-color="#ffffff"/>
      <style:paragraph-properties fo:text-align="center"/>
      <style:text-properties fo:color="#ffffff" fo:font-size="12pt" fo:font-weight="bold" style:font-weight-asian="bold" style:font-weight-complex="bold"/>
    </style:style>
    <style:style style:name="P128" style:family="paragraph">
      <loext:graphic-properties draw:fill="none" draw:fill-color="#ffffff"/>
      <style:text-properties fo:font-weight="bold" style:font-weight-asian="bold" style:font-weight-complex="bold"/>
    </style:style>
    <style:style style:name="T1" style:family="text">
      <style:text-properties officeooo:rsid="0006512f"/>
    </style:style>
    <style:style style:name="T2" style:family="text">
      <style:text-properties officeooo:rsid="0019fe8c"/>
    </style:style>
    <style:style style:name="T3" style:family="text">
      <style:text-properties fo:font-size="16pt" style:font-size-asian="16pt" style:font-size-complex="16pt"/>
    </style:style>
    <style:style style:name="T4" style:family="text">
      <style:text-properties fo:font-size="16pt" fo:font-style="normal" officeooo:rsid="000bbc96" style:font-size-asian="16pt" style:font-style-asian="normal" style:font-size-complex="16pt" style:font-style-complex="normal"/>
    </style:style>
    <style:style style:name="T5" style:family="text">
      <style:text-properties fo:font-weight="bold" style:font-weight-asian="bold" style:font-weight-complex="bold"/>
    </style:style>
    <style:style style:name="T6" style:family="text">
      <style:text-properties officeooo:rsid="0011fd38"/>
    </style:style>
    <style:style style:name="T7" style:family="text">
      <style:text-properties officeooo:rsid="00139ca5"/>
    </style:style>
    <style:style style:name="T8" style:family="text">
      <style:text-properties officeooo:rsid="001afa45"/>
    </style:style>
    <style:style style:name="T9" style:family="text">
      <style:text-properties officeooo:rsid="001b4218"/>
    </style:style>
    <style:style style:name="T10" style:family="text">
      <style:text-properties officeooo:rsid="001e1d36"/>
    </style:style>
    <style:style style:name="T11" style:family="text">
      <style:text-properties officeooo:rsid="0022909c"/>
    </style:style>
    <style:style style:name="T12" style:family="text">
      <style:text-properties officeooo:rsid="00235ff9"/>
    </style:style>
    <style:style style:name="T13" style:family="text">
      <style:text-properties fo:font-weight="normal" style:font-weight-asian="normal" style:font-weight-complex="normal"/>
    </style:style>
    <style:style style:name="T14" style:family="text">
      <style:text-properties fo:font-weight="normal" officeooo:rsid="00253275" style:font-weight-asian="normal" style:font-weight-complex="normal"/>
    </style:style>
    <style:style style:name="T15" style:family="text">
      <style:text-properties officeooo:rsid="002698b1"/>
    </style:style>
    <style:style style:name="T16" style:family="text">
      <style:text-properties fo:font-size="15pt" fo:font-weight="normal" officeooo:rsid="00235ff9" style:font-size-asian="15pt" style:font-weight-asian="normal" style:font-size-complex="15pt" style:font-weight-complex="normal"/>
    </style:style>
    <style:style style:name="T17" style:family="text">
      <style:text-properties fo:font-size="15pt" fo:font-weight="normal" officeooo:rsid="002698b1" style:font-size-asian="15pt" style:font-weight-asian="normal" style:font-size-complex="15pt" style:font-weight-complex="normal"/>
    </style:style>
    <style:style style:name="T18" style:family="text">
      <style:text-properties fo:font-size="15pt" fo:font-weight="normal" officeooo:rsid="00256e56" style:font-size-asian="15pt" style:font-weight-asian="normal" style:font-size-complex="15pt" style:font-weight-complex="normal"/>
    </style:style>
    <style:style style:name="T19" style:family="text">
      <style:text-properties officeooo:rsid="002dfd87"/>
    </style:style>
    <style:style style:name="T20" style:family="text">
      <style:text-properties fo:font-variant="normal" fo:text-transform="none" fo:color="#24292e" style:font-name="Liberation Serif" fo:letter-spacing="normal" fo:font-style="normal"/>
    </style:style>
    <style:style style:name="T21" style:family="text">
      <style:text-properties fo:font-variant="normal" fo:text-transform="none" fo:color="#24292e" style:font-name="Liberation Serif" fo:letter-spacing="normal" fo:font-style="normal" officeooo:rsid="002ebd82"/>
    </style:style>
    <style:style style:name="T22" style:family="text">
      <style:text-properties style:font-name="Liberation Serif"/>
    </style:style>
    <style:style style:name="T23" style:family="text">
      <style:text-properties style:font-name="Liberation Serif" officeooo:rsid="00303e1b"/>
    </style:style>
    <style:style style:name="T24" style:family="text">
      <style:text-properties officeooo:rsid="003230f6"/>
    </style:style>
    <style:style style:name="T25" style:family="text">
      <style:text-properties fo:color="#ffffff" fo:font-size="16pt" style:font-size-asian="10.5pt" style:font-size-complex="12pt"/>
    </style:style>
    <style:style style:name="T26" style:family="text">
      <style:text-properties fo:color="#ffffff" fo:font-weight="bold" style:font-weight-asian="bold" style:font-weight-complex="bold"/>
    </style:style>
    <style:style style:name="T27" style:family="text">
      <style:text-properties fo:color="#ffffff" fo:font-size="12pt"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71cm" svg:stroke-color="#000000" draw:marker-start-width="0.459cm" draw:marker-end-width="0.459cm"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71cm" svg:stroke-color="#000000" draw:marker-start-width="0.459cm" draw:marker-end-width="0.459cm"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51cm" text:animation="none" text:animation-repeat="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5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5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101cm" svg:stroke-color="#3333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101cm" svg:stroke-color="#3333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width="0.101cm"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width="0.101cm" svg:stroke-color="#000000" draw:fill="none" draw:fill-color="#ffffff" fo:min-height="0.6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width="0.101cm" svg:stroke-color="#000000" draw:fill="none" draw:fill-color="#ffffff" fo:min-height="0.6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width="0.101cm" svg:stroke-color="#000000" draw:fill="none" draw:fill-color="#ffffff" fo:min-height="0.7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width="0.101cm"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width="0.101cm"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width="0.101cm"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10000" number:language="es" number:country="AR">
      <number:number number:min-integer-digits="1"/>
    </number:number-style>
    <number:text-style style:name="N10100" number:language="es" number:country="AR">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draw:line text:anchor-type="paragraph" draw:z-index="0" draw:style-name="gr1" draw:text-style-name="P117" svg:x1="-0.034cm" svg:y1="4.96cm" svg:x2="17.137cm" svg:y2="4.96cm"><text:p/></draw:line><draw:line text:anchor-type="paragraph" draw:z-index="1" draw:style-name="gr2" draw:text-style-name="P118" svg:x1="-0.034cm" svg:y1="10.543cm" svg:x2="16.979cm" svg:y2="10.543cm"><text:p text:style-name="P117"/></draw:line></text:p>
      <text:p text:style-name="Standard"/>
      <text:p text:style-name="Standard"/>
      <text:p text:style-name="Standard"/>
      <text:p text:style-name="P7"><text:span text:style-name="T10">G</text:span>astar <text:span text:style-name="T10">G</text:span>roup</text:p>
      <text:p text:style-name="Standard"/>
      <text:p text:style-name="Standard"/>
      <text:p text:style-name="Standard"/>
      <text:p text:style-name="Standard"/>
      <text:p text:style-name="Standard"/>
      <text:p text:style-name="Standard"/>
      <text:p text:style-name="P3">Reproductor de <text:span text:style-name="T2">Música</text:span></text:p>
      <text:p text:style-name="Standard"/>
      <text:p text:style-name="Standard"/>
      <text:p text:style-name="P4">Configuration Managment Plan</text:p>
      <text:p text:style-name="P4">(CM_Plan)</text:p>
      <text:p text:style-name="P4"/>
      <text:p text:style-name="P4"/>
      <text:p text:style-name="P4"/>
      <text:p text:style-name="P5">Autores:</text:p>
      <text:p text:style-name="P5">&lt;Gasparini, Roman;</text:p>
      <text:p text:style-name="P5">Tarres, Martin&gt;</text:p>
      <text:p text:style-name="P5"/>
      <text:p text:style-name="P5"/>
      <text:p text:style-name="P5"/>
      <text:p text:style-name="P5"/>
      <text:p text:style-name="P6">Document Version: 1.0.<text:span text:style-name="T11">1</text:span></text:p>
      <text:p text:style-name="P6"/>
      <text:p text:style-name="P6"/>
      <text:p text:style-name="P6"/>
      <text:p text:style-name="P6"/>
      <text:p text:style-name="P6"/>
      <text:p text:style-name="P6"/>
      <text:p text:style-name="P6"/>
      <text:p text:style-name="P6"/>
      <text:p text:style-name="paginas_20_sin_20_numeracion"/>
      <text:p text:style-name="P6"/>
      <text:p text:style-name="P6"/>
      <text:p text:style-name="P6"/>
      <text:p text:style-name="P6"/>
      <text:p text:style-name="paginas_20_sin_20_numeracion"/>
      <text:p text:style-name="P6"/>
      <text:p text:style-name="P6"/>
      <text:p text:style-name="P110"/>
      <text:p text:style-name="P6"/>
      <text:p text:style-name="P8">Historial de Revisiones</text:p>
      <text:p text:style-name="P6"/>
      <text:p text:style-name="P6"/>
      <table:table table:name="Tabla1" table:style-name="Tabla1">
        <table:table-column table:style-name="Tabla1.A" table:number-columns-repeated="3"/>
        <table:table-column table:style-name="Tabla1.D"/>
        <table:table-row>
          <table:table-cell table:style-name="Tabla1.A1" office:value-type="string">
            <text:p text:style-name="P87">Version</text:p>
          </table:table-cell>
          <table:table-cell table:style-name="Tabla1.A1" office:value-type="string">
            <text:p text:style-name="P87">Fecha</text:p>
          </table:table-cell>
          <table:table-cell table:style-name="Tabla1.A1" office:value-type="string">
            <text:p text:style-name="P87">Resumen de Cambios</text:p>
          </table:table-cell>
          <table:table-cell table:style-name="Tabla1.D1" office:value-type="string">
            <text:p text:style-name="P86"/>
          </table:table-cell>
        </table:table-row>
        <table:table-row>
          <table:table-cell table:style-name="Tabla1.A2" office:value-type="string">
            <text:p text:style-name="P87">1.0.0</text:p>
          </table:table-cell>
          <table:table-cell table:style-name="Tabla1.A2" office:value-type="string">
            <text:p text:style-name="P87">27/04/2017</text:p>
          </table:table-cell>
          <table:table-cell table:style-name="Tabla1.A2" office:value-type="string">
            <text:p text:style-name="P87">Primera versión </text:p>
          </table:table-cell>
          <table:table-cell table:style-name="Tabla1.D2" office:value-type="string">
            <text:p text:style-name="P86"/>
          </table:table-cell>
        </table:table-row>
        <table:table-row>
          <table:table-cell table:style-name="Tabla1.A2" office:value-type="string">
            <text:p text:style-name="P86"/>
          </table:table-cell>
          <table:table-cell table:style-name="Tabla1.A2" office:value-type="string">
            <text:p text:style-name="P86"/>
          </table:table-cell>
          <table:table-cell table:style-name="Tabla1.A2" office:value-type="string">
            <text:p text:style-name="P86"/>
          </table:table-cell>
          <table:table-cell table:style-name="Tabla1.D2" office:value-type="string">
            <text:p text:style-name="P86"/>
          </table:table-cell>
        </table:table-row>
        <table:table-row>
          <table:table-cell table:style-name="Tabla1.A2" office:value-type="string">
            <text:p text:style-name="P86"/>
          </table:table-cell>
          <table:table-cell table:style-name="Tabla1.A2" office:value-type="string">
            <text:p text:style-name="P86"/>
          </table:table-cell>
          <table:table-cell table:style-name="Tabla1.A2" office:value-type="string">
            <text:p text:style-name="P86"/>
          </table:table-cell>
          <table:table-cell table:style-name="Tabla1.D2" office:value-type="string">
            <text:p text:style-name="P86"/>
          </table:table-cell>
        </table:table-row>
        <table:table-row>
          <table:table-cell table:style-name="Tabla1.A2" office:value-type="string">
            <text:p text:style-name="P86"/>
          </table:table-cell>
          <table:table-cell table:style-name="Tabla1.A2" office:value-type="string">
            <text:p text:style-name="P86"/>
          </table:table-cell>
          <table:table-cell table:style-name="Tabla1.A2" office:value-type="string">
            <text:p text:style-name="P86"/>
          </table:table-cell>
          <table:table-cell table:style-name="Tabla1.D2" office:value-type="string">
            <text:p text:style-name="P86"/>
          </table:table-cell>
        </table:table-row>
        <table:table-row>
          <table:table-cell table:style-name="Tabla1.A2" office:value-type="string">
            <text:p text:style-name="P86"/>
          </table:table-cell>
          <table:table-cell table:style-name="Tabla1.A2" office:value-type="string">
            <text:p text:style-name="P86"/>
          </table:table-cell>
          <table:table-cell table:style-name="Tabla1.A2" office:value-type="string">
            <text:p text:style-name="P86"/>
          </table:table-cell>
          <table:table-cell table:style-name="Tabla1.D2" office:value-type="string">
            <text:p text:style-name="P86"/>
          </table:table-cell>
        </table:table-row>
      </table:table>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9">Página de aprobación</text:p>
      <text:p text:style-name="P8"/>
      <text:p text:style-name="P8"/>
      <text:p text:style-name="P26">En la siguiente tabla se listan las personas encargas de cada area, y a las que se deberá acudir en caso de que se deba realizar algun cambio mayor.</text:p>
      <text:p text:style-name="P26">La aprobacion no es necesaria si se trata de un cambio menor. </text:p>
      <text:p text:style-name="P26">Sólo se realizan cuando el cambio es solicitado por una persona ajena al CM.</text:p>
      <text:p text:style-name="P26"/>
      <text:p text:style-name="P26"/>
      <table:table table:name="Tabla2" table:style-name="Tabla2">
        <table:table-column table:style-name="Tabla2.A"/>
        <table:table-column table:style-name="Tabla2.B"/>
        <table:table-row table:style-name="Tabla2.1">
          <table:table-cell table:style-name="Tabla2.A1" office:value-type="string">
            <text:p text:style-name="P89">Configuration Management</text:p>
          </table:table-cell>
          <table:table-cell table:style-name="Tabla2.B1" office:value-type="string">
            <text:p text:style-name="P88">Tarres, Martín</text:p>
          </table:table-cell>
        </table:table-row>
      </table:table>
      <text:p text:style-name="P26"/>
      <table:table table:name="Tabla3" table:style-name="Tabla3">
        <table:table-column table:style-name="Tabla3.A"/>
        <table:table-column table:style-name="Tabla3.B"/>
        <table:table-row>
          <table:table-cell table:style-name="Tabla3.A1" office:value-type="string">
            <text:p text:style-name="P89">Software Developer</text:p>
          </table:table-cell>
          <table:table-cell table:style-name="Tabla3.B1" office:value-type="string">
            <text:p text:style-name="P88">Gasparini, Roman</text:p>
          </table:table-cell>
        </table:table-row>
      </table:table>
      <text:p text:style-name="P2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2"/>
      <text:p text:style-name="P11"/>
      <text:p text:style-name="P13"><text:soft-page-break/>Tabla de contenidos</text:p>
      <text:p text:style-name="P13"/>
      <text:p text:style-name="P13">1 <text:tab/>Introducción………………………………………………..<text:span text:style-name="T24">5</text:span></text:p>
      <text:p text:style-name="P17"><text:span text:style-name="T3"><text:tab/>1.1 </text:span><text:span text:style-name="T4">Propósito y Alcance</text:span></text:p>
      <text:p text:style-name="P53"><text:span text:style-name="T6"><text:tab/>1.2 Propósito de Prá</text:span><text:span text:style-name="T4">cticas del SMP</text:span></text:p>
      <text:p text:style-name="P55"><text:tab/>1.3 Acrónimos</text:p>
      <text:p text:style-name="P56"><text:tab/>1.4 Herramientas del Plan de CM</text:p>
      <text:p text:style-name="P57"/>
      <text:p text:style-name="P19">2<text:tab/>Roles en Gestión de Configuración……………………….<text:span text:style-name="T24">6</text:span></text:p>
      <text:p text:style-name="P61"><text:tab/>2.1. Configuration Manager del proyecto</text:p>
      <text:p text:style-name="P54"><text:tab/>2.2 Responsabilidades en el Plan de Gestión de Configuraciones</text:p>
      <text:p text:style-name="P20"/>
      <text:p text:style-name="P20">3 <text:tab/>Gestión de Cambios……………………………………….<text:span text:style-name="T24">7</text:span></text:p>
      <text:p text:style-name="P58"><text:tab/>3.1 Alcance</text:p>
      <text:p text:style-name="P59"><text:tab/>3.2 Módulos de clientes y releases</text:p>
      <text:p text:style-name="P82"><text:tab/><text:tab/>3.2.<text:span text:style-name="T8">1.1</text:span> Miembros</text:p>
      <text:p text:style-name="P83"><text:tab/><text:tab/>3.2.1.2 Frecuencia</text:p>
      <text:p text:style-name="P84"><text:tab/><text:tab/>3.2.1.3 <text:span text:style-name="T9">Herramientas de gestión de cambios</text:span></text:p>
      <text:p text:style-name="P21">4<text:tab/>Identificacion de Configuraciones………………………..<text:span text:style-name="T24">8</text:span></text:p>
      <text:p text:style-name="P21"/>
      <text:p text:style-name="P22">5<text:tab/>Equipos de Desarrollo de Proyecto……………………….<text:span text:style-name="T24">9</text:span></text:p>
      <text:p text:style-name="P22"/>
      <text:p text:style-name="P23">6<text:tab/>Gestión de la Configuración del Código Fuente…………<text:span text:style-name="T24">9</text:span></text:p>
      <text:p text:style-name="P85"><text:tab/>6.1. Módulos centrales</text:p>
      <text:p text:style-name="P85"><text:tab/><text:tab/>6.1.1 Definición de Ramas</text:p>
      <text:p text:style-name="P24"><text:span text:style-name="T16"><text:tab/><text:tab/></text:span><text:span text:style-name="T18">6.1.2 Definición de etiquetas (tags)</text:span></text:p>
      <text:p text:style-name="P24"><text:span text:style-name="T18"><text:tab/><text:tab/>6.1.</text:span><text:span text:style-name="T17">3.</text:span><text:span text:style-name="T18"> </text:span><text:span text:style-name="T17">Políticas </text:span><text:span text:style-name="T18">de merg</text:span><text:span text:style-name="T17">eo</text:span></text:p>
      <text:p text:style-name="P23"/>
      <text:p text:style-name="P65">7<text:tab/> Build Management……………………………………….<text:span text:style-name="T24">13</text:span></text:p>
      <text:p text:style-name="P65"/>
      <text:p text:style-name="P65">8 <text:tab/>Release Management……………………………………..<text:span text:style-name="T24">13</text:span></text:p>
      <text:p text:style-name="P65"/>
      <text:p text:style-name="P66">9<text:tab/>Backup y Recuperación de la Información……………..<text:span text:style-name="T24">13</text:span></text:p>
      <text:p text:style-name="P25"/>
      <text:p text:style-name="P25"><text:soft-page-break/>1 <text:tab/>Introducción</text:p>
      <text:p text:style-name="P42"><text:tab/></text:p>
      <text:p text:style-name="P50">1.1 <text:s/>Propósito y Alcance</text:p>
      <text:p text:style-name="P44">Dentro del siguiente documento podemos encontrar descripciones detalladas sobre el Plan de Gestión de Configuraciones para el proyecto de un reproductor de <text:span text:style-name="T2">música</text:span>. El objetivo de este plan es controlar la configuración de los requerimientos, documentos, software y herramientas usadas en este proyecto.</text:p>
      <text:p text:style-name="P44">Las herramientas se utilizaran para el control de versiones, para la integración continua, gestión de defectos, entre otros.</text:p>
      <text:p text:style-name="P44">La gestión de las configuraciones de software (SCM) consiste en las herramientas y métodos utilizados para controlar el software a lo largo de su desarrollo y uso.</text:p>
      <text:p text:style-name="P44"/>
      <text:p text:style-name="P48">1.2. Propósito de Prácticas del SMP</text:p>
      <text:list xml:id="list1141692657923907770" text:style-name="L42">
        <text:list-item>
          <text:p text:style-name="P111">Garantizar la consistencia al poner en práctica las actividades de CM.</text:p>
        </text:list-item>
        <text:list-item>
          <text:p text:style-name="P111">Definir las autoridades que soporten las prácticas del CM.</text:p>
        </text:list-item>
        <text:list-item>
          <text:p text:style-name="P111">Mantener la integridad del producto a lo largo de su ciclo de vida.</text:p>
        </text:list-item>
        <text:list-item>
          <text:p text:style-name="P111">Informar a grupos e individuos interesados sobre el estado del proyecto.</text:p>
        </text:list-item>
        <text:list-item>
          <text:p text:style-name="P111">Crear un historial de los estados actual y anteriores de los productos desarrollados.</text:p>
        </text:list-item>
        <text:list-item>
          <text:p text:style-name="P111">Mejoras en el proceso de desarrollo.</text:p>
        </text:list-item>
      </text:list>
      <text:p text:style-name="P51"/>
      <text:p text:style-name="P51">1.3. Acrónimos</text:p>
      <table:table table:name="Tabla4" table:style-name="Tabla4">
        <table:table-column table:style-name="Tabla4.A"/>
        <table:table-column table:style-name="Tabla4.B"/>
        <table:table-row>
          <table:table-cell table:style-name="Tabla4.A1" office:value-type="float" office:value="0">
            <text:p text:style-name="P91"/>
            <text:p text:style-name="P92">Acrónimo</text:p>
            <text:p text:style-name="P93"/>
          </table:table-cell>
          <table:table-cell table:style-name="Tabla4.B1" office:value-type="float" office:value="0">
            <text:p text:style-name="P91"/>
            <text:p text:style-name="P92">Descripción</text:p>
          </table:table-cell>
        </table:table-row>
        <table:table-row>
          <table:table-cell table:style-name="Tabla4.A2" office:value-type="float" office:value="0">
            <text:p text:style-name="P100"/>
            <text:p text:style-name="P107">CM</text:p>
          </table:table-cell>
          <table:table-cell table:style-name="Tabla4.B2" office:value-type="string">
            <text:p text:style-name="P98"/>
            <text:p text:style-name="P98">Control de configuraciones</text:p>
          </table:table-cell>
        </table:table-row>
        <table:table-row>
          <table:table-cell table:style-name="Tabla4.A2" office:value-type="float" office:value="0">
            <text:p text:style-name="P98"/>
            <text:p text:style-name="P98">CBB</text:p>
          </table:table-cell>
          <table:table-cell table:style-name="Tabla4.B3" office:value-type="string">
            <text:p text:style-name="P98"/>
            <text:p text:style-name="P98">ChangeControl Board</text:p>
          </table:table-cell>
        </table:table-row>
        <table:table-row>
          <table:table-cell table:style-name="Tabla4.A2" office:value-type="float" office:value="0">
            <text:p text:style-name="P99"/>
            <text:p text:style-name="P101">SCM</text:p>
          </table:table-cell>
          <table:table-cell table:style-name="Tabla4.B4" office:value-type="string">
            <text:p text:style-name="P99"/>
            <text:p text:style-name="P101">Gestión de la configuración de Software</text:p>
          </table:table-cell>
        </table:table-row>
        <table:table-row>
          <table:table-cell table:style-name="Tabla4.A2" office:value-type="float" office:value="0">
            <text:p text:style-name="P99"/>
            <text:p text:style-name="P101">SMP</text:p>
          </table:table-cell>
          <table:table-cell table:style-name="Tabla4.B5" office:value-type="string">
            <text:p text:style-name="P99"/>
            <text:p text:style-name="P101">Plan de gestión de software</text:p>
          </table:table-cell>
        </table:table-row>
        <table:table-row table:style-name="Tabla4.6">
          <table:table-cell table:style-name="Tabla4.A2" office:value-type="float" office:value="0">
            <text:p text:style-name="P99"/>
            <text:p text:style-name="P99"/>
          </table:table-cell>
          <table:table-cell table:style-name="Tabla4.B6">
            <text:p text:style-name="P99"/>
          </table:table-cell>
        </table:table-row>
        <table:table-row table:style-name="Tabla4.6">
          <table:table-cell table:style-name="Tabla4.A7" office:value-type="float" office:value="0">
            <text:p text:style-name="P99"/>
            <text:p text:style-name="P99"/>
          </table:table-cell>
          <table:table-cell table:style-name="Tabla4.B7">
            <text:p text:style-name="P99"/>
          </table:table-cell>
        </table:table-row>
      </table:table>
      <text:p text:style-name="P49"/>
      <text:p text:style-name="P49"/>
      <text:p text:style-name="P49"/>
      <text:p text:style-name="P49"/>
      <text:p text:style-name="P49"/>
      <text:p text:style-name="P49"><text:soft-page-break/>1.4. Herramientas del Plan de CM</text:p>
      <text:p text:style-name="P49"/>
      <table:table table:name="Tabla5" table:style-name="Tabla5">
        <table:table-column table:style-name="Tabla5.A"/>
        <table:table-column table:style-name="Tabla5.B"/>
        <table:table-row>
          <table:table-cell table:style-name="Tabla5.A1" office:value-type="float" office:value="0">
            <text:p text:style-name="P93"/>
            <text:p text:style-name="P94">Herramienta/Proceso</text:p>
            <text:p text:style-name="P93"/>
          </table:table-cell>
          <table:table-cell table:style-name="Tabla5.B1" office:value-type="float" office:value="0">
            <text:p text:style-name="P93"/>
            <text:p text:style-name="P94">Propósito</text:p>
          </table:table-cell>
        </table:table-row>
        <table:table-row>
          <table:table-cell table:style-name="Tabla5.A2" office:value-type="float" office:value="0">
            <text:p text:style-name="P99"/>
            <text:p text:style-name="P101">Intellij IDEA</text:p>
          </table:table-cell>
          <table:table-cell table:style-name="Tabla5.B2" office:value-type="string">
            <text:p text:style-name="P101"/>
            <text:p text:style-name="P101">Entorno de desarrollo del proyecto</text:p>
          </table:table-cell>
        </table:table-row>
        <table:table-row>
          <table:table-cell table:style-name="Tabla5.A2" office:value-type="float" office:value="0">
            <text:p text:style-name="P99"/>
            <text:p text:style-name="P101">GitHub</text:p>
          </table:table-cell>
          <table:table-cell table:style-name="Tabla5.B3" office:value-type="string">
            <text:p text:style-name="P101">Servicio de repositorio y hosting de ítems</text:p>
            <text:p text:style-name="P101">puestos en control de configuración.</text:p>
          </table:table-cell>
        </table:table-row>
        <table:table-row>
          <table:table-cell table:style-name="Tabla5.A2" office:value-type="float" office:value="0">
            <text:p text:style-name="P99"/>
            <text:p text:style-name="P101">Travis CI</text:p>
          </table:table-cell>
          <table:table-cell table:style-name="Tabla5.B4" office:value-type="string">
            <text:p text:style-name="P99"/>
            <text:p text:style-name="P101">Servicio de Integración Continua</text:p>
          </table:table-cell>
        </table:table-row>
        <table:table-row>
          <table:table-cell table:style-name="Tabla5.A5" office:value-type="float" office:value="0">
            <text:p text:style-name="P99"/>
            <text:p text:style-name="P99"/>
          </table:table-cell>
          <table:table-cell table:style-name="Tabla5.B5">
            <text:p text:style-name="P99"/>
          </table:table-cell>
        </table:table-row>
      </table:table>
      <text:p text:style-name="P49"/>
      <text:p text:style-name="P44"/>
      <text:p text:style-name="P43"/>
      <text:p text:style-name="P19">2<text:tab/> Roles <text:span text:style-name="T7">Gestión</text:span> de Configuraciones</text:p>
      <text:p text:style-name="P8"/>
      <text:p text:style-name="P60">2.1. Configuration Manager del proyecto</text:p>
      <text:p text:style-name="P33">Las actividades de gestión de las configuraciones dentro del proyecto “Reproductor de <text:span text:style-name="T2">música</text:span>” son coordinadas por el Manager Global del Proyecto de Configuraciones (GPCM), rol asignado a una persona.</text:p>
      <text:p text:style-name="P33">El GPCM será responsable por actividades como controlar las ramas principales y las</text:p>
      <text:p text:style-name="P33">versiones de lanzamiento, determinando cuándo deben ser creadas las ramas y que</text:p>
      <text:p text:style-name="P33">actividades y características corresponden a cada rama.</text:p>
      <text:p text:style-name="P33">Las actividades de manejo de configuraciones, procesos y sus respectivos</text:p>
      <text:p text:style-name="P33">procedimientos deben ser seguidas y respetadas por todos los miembros. Es la</text:p>
      <text:p text:style-name="P33">responsabilidad de cada persona seguir y aplicar el procedimiento de CM apropiado,</text:p>
      <text:p text:style-name="P33">de acuerdo con sus rol. </text:p>
      <text:p text:style-name="P33"/>
      <text:p text:style-name="P33"/>
      <text:p text:style-name="P33"/>
      <text:p text:style-name="P33"/>
      <text:p text:style-name="P33"/>
      <text:p text:style-name="P33"/>
      <text:p text:style-name="P52"/>
      <text:p text:style-name="P52"/>
      <text:p text:style-name="P52"/>
      <text:p text:style-name="P52"/>
      <text:p text:style-name="P52"/>
      <text:p text:style-name="P52"/>
      <text:p text:style-name="P52"><text:soft-page-break/>2.2 Responsabilidades en el Plan de Gestión de Configuraciones</text:p>
      <table:table table:name="Tabla6" table:style-name="Tabla6">
        <table:table-column table:style-name="Tabla6.A"/>
        <table:table-column table:style-name="Tabla6.B"/>
        <table:table-row>
          <table:table-cell table:style-name="Tabla6.A1" office:value-type="float" office:value="0">
            <text:p text:style-name="P96"/>
            <text:p text:style-name="P96">Rol</text:p>
            <text:p text:style-name="P96"/>
          </table:table-cell>
          <table:table-cell table:style-name="Tabla6.B1" office:value-type="float" office:value="0">
            <text:p text:style-name="P96"/>
            <text:p text:style-name="P96">Responsabilidades</text:p>
          </table:table-cell>
        </table:table-row>
        <table:table-row table:style-name="Tabla6.2">
          <table:table-cell table:style-name="Tabla6.A2" office:value-type="float" office:value="0">
            <text:p text:style-name="P97"/>
            <text:p text:style-name="P97"/>
            <text:p text:style-name="P97"/>
            <text:p text:style-name="P97"/>
            <text:p text:style-name="P97"/>
            <text:p text:style-name="P97"/>
            <text:p text:style-name="P104">Configuration Manager</text:p>
            <text:p text:style-name="P102"/>
          </table:table-cell>
          <table:table-cell table:style-name="Tabla6.B2" office:value-type="string">
            <text:p text:style-name="P104">Posee la responsabilidad global de todos</text:p>
            <text:p text:style-name="P104">los ítems en configuración.</text:p>
            <text:p text:style-name="P104">Responsable de aplicar etiquetas en los</text:p>
            <text:p text:style-name="P104">releases.</text:p>
            <text:p text:style-name="P104">Coordinar actividades de CM dentro del</text:p>
            <text:p text:style-name="P104">proyecto.</text:p>
            <text:p text:style-name="P104">Responsable de la creación de ramas y</text:p>
            <text:p text:style-name="P104">administrar las mismas.</text:p>
            <text:p text:style-name="P104">Asistir en actividades de merge y de</text:p>
            <text:p text:style-name="P105">construcción.</text:p>
            <text:p text:style-name="P104">Asegurarse de la integridad y rastreabilidad</text:p>
            <text:p text:style-name="P104">de los ítems en configuración del proyecto.</text:p>
          </table:table-cell>
        </table:table-row>
        <table:table-row>
          <table:table-cell table:style-name="Tabla6.A3" office:value-type="float" office:value="0">
            <text:p text:style-name="P104"/>
            <text:p text:style-name="P104"/>
            <text:p text:style-name="P104"/>
            <text:p text:style-name="P104"/>
            <text:p text:style-name="P104"/>
            <text:p text:style-name="P104"/>
            <text:p text:style-name="P104">Software Developer</text:p>
            <text:p text:style-name="P97"/>
          </table:table-cell>
          <table:table-cell table:style-name="Tabla6.B3" office:value-type="string">
            <text:p text:style-name="P106">Generar nuevo código con nuevas características periodicamente.</text:p>
            <text:p text:style-name="P106">Ayudar a resolver conflictos en las actividades de construccion y merge.</text:p>
            <text:p text:style-name="P106">Cumplir los requisitos de calidad en los distintos branches.</text:p>
            <text:p text:style-name="P106">Seguir las practicas recomendadas en cada etapa del proyecto.</text:p>
            <text:p text:style-name="P106">Corregir bugs encontrados en el código.</text:p>
            <text:p text:style-name="P106">Asegurarse de la integridad del producto y su rastreabilidad a lo largo del tiempo.</text:p>
          </table:table-cell>
        </table:table-row>
      </table:table>
      <text:p text:style-name="P64"/>
      <text:p text:style-name="P64">3 <text:tab/>Gestión de Cambios</text:p>
      <text:p text:style-name="P62"/>
      <text:p text:style-name="P62">3.1 Alcance</text:p>
      <text:p text:style-name="P69">La gestión de cambios es un proceso que ocurre después de que la documentación y el código fuente están identificados y aprobados.</text:p>
      <text:p text:style-name="P69">Los cambios incluyen modificaciones internas al enfoque documentado originalmente, debido a resultado de tests o solicitudes de integración de nuevas funciones.</text:p>
      <text:p text:style-name="P69"/>
      <text:p text:style-name="P63"/>
      <text:p text:style-name="P63"><text:soft-page-break/>3.2 Módulos de clientes y releases</text:p>
      <text:p text:style-name="P63"/>
      <text:p text:style-name="P76">3.2.1 CCB (Change Control Board)</text:p>
      <text:p text:style-name="P76"/>
      <text:p text:style-name="P70">La CCB es un comité que se asegura de que cada modificación es considerada</text:p>
      <text:p text:style-name="P70">apropiadamente, y autorizada antes de su implementación. La junta es responsable</text:p>
      <text:p text:style-name="P70">de aprobar, monitorear y controlar las solicitudes de cambios para establecer ramas</text:p>
      <text:p text:style-name="P70">de desarrollo de ítems de configuración. Las decisiones sobre las solicitudes de</text:p>
      <text:p text:style-name="P70">cambios son tomadas según el resultado de tests de calidad del producto.</text:p>
      <text:p text:style-name="P70">Los integrantes de la junta se contactaran via email o por teléfono para concertar</text:p>
      <text:p text:style-name="P70">una reunión extraordinaria, o discutir cambios referidos al proyecto fuera de ellas.</text:p>
      <text:p text:style-name="P71"/>
      <text:p text:style-name="P77">3.2.<text:span text:style-name="T8">1.1</text:span> Miembros</text:p>
      <text:p text:style-name="P77"/>
      <text:p text:style-name="P34">La siguiente <text:span text:style-name="T8">tabla muestra los integrantes del equipo que asiste a las reuniones de la <text:s/>CBB. </text:span></text:p>
      <text:p text:style-name="P34"/>
      <table:table table:name="Tabla7" table:style-name="Tabla7">
        <table:table-column table:style-name="Tabla7.A"/>
        <table:table-column table:style-name="Tabla7.B"/>
        <table:table-row>
          <table:table-cell table:style-name="Tabla7.A1" office:value-type="string">
            <text:p text:style-name="P108">Rol en la CBB</text:p>
          </table:table-cell>
          <table:table-cell table:style-name="Tabla7.B1" office:value-type="string">
            <text:p text:style-name="P108">Nombre</text:p>
          </table:table-cell>
        </table:table-row>
        <table:table-row>
          <table:table-cell table:style-name="Tabla7.A2" office:value-type="string">
            <text:p text:style-name="P90">Software development</text:p>
          </table:table-cell>
          <table:table-cell table:style-name="Tabla7.B2" office:value-type="string">
            <text:p text:style-name="P90">Gasparini, Roman</text:p>
          </table:table-cell>
        </table:table-row>
        <table:table-row>
          <table:table-cell table:style-name="Tabla7.A2" office:value-type="string">
            <text:p text:style-name="P90">Configuration Manager</text:p>
          </table:table-cell>
          <table:table-cell table:style-name="Tabla7.B2" office:value-type="string">
            <text:p text:style-name="P90">Tarres, Martin</text:p>
          </table:table-cell>
        </table:table-row>
      </table:table>
      <text:p text:style-name="P10"/>
      <text:p text:style-name="P79">3.2.1.2 Frecuencia</text:p>
      <text:p text:style-name="P8"/>
      <table:table table:name="Tabla8" table:style-name="Tabla8">
        <table:table-column table:style-name="Tabla8.A"/>
        <table:table-column table:style-name="Tabla8.B"/>
        <table:table-row>
          <table:table-cell table:style-name="Tabla8.A1" office:value-type="float" office:value="0">
            <text:p text:style-name="P95">Reunión de la CBB</text:p>
          </table:table-cell>
          <table:table-cell table:style-name="Tabla8.B1" office:value-type="float" office:value="0">
            <text:p text:style-name="P95">Frecuencia</text:p>
          </table:table-cell>
        </table:table-row>
        <table:table-row>
          <table:table-cell table:style-name="Tabla8.A2" office:value-type="float" office:value="0">
            <text:p text:style-name="P103">Reproductor de Música</text:p>
          </table:table-cell>
          <table:table-cell table:style-name="Tabla8.B2" office:value-type="string">
            <text:p text:style-name="P103">2 veces por semana</text:p>
          </table:table-cell>
        </table:table-row>
      </table:table>
      <text:p text:style-name="P8"/>
      <text:p text:style-name="P78">3.2.1.3 <text:span text:style-name="T9">Herramientas de gestión de cambios</text:span></text:p>
      <text:p text:style-name="P35">Se usará un repositorio de Github para gestionar cambios y nuevas características del software a desarrollar.</text:p>
      <text:p text:style-name="P35">URL: <text:a xlink:type="simple" xlink:href="https://github.com/martintarres/Trabajo-Final-Ingenieria-Software/blob/master/README.md" text:style-name="Internet_20_link" text:visited-style-name="Visited_20_Internet_20_Link">Repositorio GitHub</text:a></text:p>
      <text:p text:style-name="P35"/>
      <text:p text:style-name="P14">4<text:tab/>Identificacion de Configuraciones</text:p>
      <text:p text:style-name="P36">El repositorio de Github será usado para guardar y compartir recursos de diferentes</text:p>
      <text:p text:style-name="P36">releases. Por cada Release, se generará un tag que identifique y permita separar una</text:p>
      <text:p text:style-name="P36">versión de otra.</text:p>
      <text:p text:style-name="P36"/>
      <text:p text:style-name="P15"/>
      <text:p text:style-name="P15"/>
      <text:p text:style-name="P15"><text:soft-page-break/>5<text:tab/>Equipos de Desarrollo de Proyecto</text:p>
      <text:p text:style-name="P15"/>
      <text:p text:style-name="P73">El código fuente sera gestionado por los siguientes equipos</text:p>
      <text:p text:style-name="P72"/>
      <text:p text:style-name="P73"><text:span text:style-name="T5">Release Management Team:</text:span> está a cargo del testing necesario para que el producto</text:p>
      <text:p text:style-name="P73">pueda llegar a ser lanzado al consumidor, asegurando su calidad. Está a cargo de la</text:p>
      <text:p text:style-name="P73">mantención del repositorio y la gestión de los tests automáticos que se realizan</text:p>
      <text:p text:style-name="P73">luego de cada commit, así como también de crear y mantener la documentación que</text:p>
      <text:p text:style-name="P73">será entregada a los consumidores.</text:p>
      <text:p text:style-name="P73"/>
      <text:p text:style-name="P73"><text:span text:style-name="T5">Development Team:</text:span> a cargo de desarrollar nuevas funcionalidades, subir el código al</text:p>
      <text:p text:style-name="P73">branch correspondiente y hacer el merge a la rama adecuada según el calendario del</text:p>
      <text:p text:style-name="P73">proyecto. También pueden trabajar arreglando bugs o testeando características.</text:p>
      <text:p text:style-name="P45"/>
      <text:p text:style-name="P16">6<text:tab/>Gestión de la Configuración del Código Fuente</text:p>
      <text:p text:style-name="P8"/>
      <text:p text:style-name="P37">En esta sección se describen diferentes ítems de gestión de código fuente. Abarca</text:p>
      <text:p text:style-name="P37">aspectos referidos a esquema de ramificado, etiquetado, estrategia de fusión de</text:p>
      <text:p text:style-name="P37">código y niveles esperados de calidad para la totalidad del producto.</text:p>
      <text:p text:style-name="P37"/>
      <text:p text:style-name="P80">6.1. Módulos centrales</text:p>
      <text:p text:style-name="P80"/>
      <text:p text:style-name="P40">El gráfico siguiente muestra el esquema de ramificado que será seguido en los módulos centrales.</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draw:rect text:anchor-type="paragraph" draw:z-index="3" draw:style-name="gr3" draw:text-style-name="P117" svg:width="2.117cm" svg:height="1.158cm" svg:x="6.565cm" svg:y="0.309cm"><text:p/></draw:rect><draw:frame text:anchor-type="paragraph" draw:z-index="4" draw:style-name="gr4" draw:text-style-name="P120" svg:width="1.391cm" svg:height="0.652cm" svg:x="6.86cm" svg:y="0.506cm"><draw:text-box><text:p text:style-name="P117"><text:span text:style-name="T25">Head</text:span></text:p></draw:text-box></draw:frame><text:soft-page-break/></text:p>
      <text:p text:style-name="P80"/>
      <text:p text:style-name="P80"><draw:line text:anchor-type="paragraph" draw:z-index="26" draw:style-name="gr14" draw:text-style-name="P117" svg:x1="7.59cm" svg:y1="0.249cm" svg:x2="7.59cm" svg:y2="2.002cm"><text:p/></draw:line></text:p>
      <text:p text:style-name="P80"/>
      <text:p text:style-name="P80"/>
      <text:p text:style-name="P80"><draw:ellipse text:anchor-type="paragraph" draw:z-index="2" draw:style-name="gr3" draw:text-style-name="P119" svg:width="1.19cm" svg:height="1.022cm" svg:x="7.029cm" svg:y="0.176cm"><text:p/></draw:ellipse><draw:frame text:anchor-type="paragraph" draw:z-index="5" draw:style-name="gr5" draw:text-style-name="P121" svg:width="0.562cm" svg:height="0.579cm" svg:x="7.53cm" svg:y="0.425cm"><draw:text-box><text:p><text:span text:style-name="T26">1</text:span></text:p></draw:text-box></draw:frame></text:p>
      <text:p text:style-name="P80"><draw:line text:anchor-type="paragraph" draw:z-index="27" draw:style-name="gr14" draw:text-style-name="P117" svg:x1="7.59cm" svg:y1="0.589cm" svg:x2="7.59cm" svg:y2="1.596cm"><text:p/></draw:line><draw:line text:anchor-type="paragraph" draw:z-index="60" draw:style-name="gr14" draw:text-style-name="P117" svg:x1="11.229cm" svg:y1="0.697cm" svg:x2="8.218cm" svg:y2="0.134cm"><text:p/></draw:line></text:p>
      <text:p text:style-name="P80"><draw:rect text:anchor-type="paragraph" draw:z-index="37" draw:style-name="gr15" draw:text-style-name="P125" svg:width="3.737cm" svg:height="0.795cm" svg:x="11.229cm" svg:y="0.088cm"><text:p text:style-name="P117"><text:span text:style-name="T26">rel-branch-1.0.0</text:span></text:p></draw:rect></text:p>
      <text:p text:style-name="P80"><draw:ellipse text:anchor-type="paragraph" draw:z-index="6" draw:style-name="gr3" draw:text-style-name="P119" svg:width="1.19cm" svg:height="1.026cm" svg:x="7.029cm" svg:y="0.379cm"><text:p/></draw:ellipse><draw:line text:anchor-type="paragraph" draw:z-index="63" draw:style-name="gr14" draw:text-style-name="P117" svg:x1="12.882cm" svg:y1="0.273cm" svg:x2="12.882cm" svg:y2="1.121cm"><text:p/></draw:line></text:p>
      <text:p text:style-name="P80"><draw:frame text:anchor-type="paragraph" draw:z-index="16" draw:style-name="gr6" draw:text-style-name="P122" svg:width="0.496cm" svg:height="0.496cm" svg:x="7.392cm" svg:y="0.028cm"><draw:text-box><text:p text:style-name="P117"><text:span text:style-name="T26">2</text:span></text:p></draw:text-box></draw:frame><draw:ellipse text:anchor-type="paragraph" draw:z-index="43" draw:style-name="gr16" draw:text-style-name="P126" svg:width="0.895cm" svg:height="0.839cm" svg:x="12.451cm" svg:y="0.513cm"><text:p text:style-name="P117"><text:span text:style-name="T27">1</text:span></text:p></draw:ellipse><draw:line text:anchor-type="paragraph" draw:z-index="59" draw:style-name="gr14" draw:text-style-name="P117" svg:x1="4.117cm" svg:y1="0.69cm" svg:x2="7.029cm" svg:y2="0.36cm"><text:p/></draw:line></text:p>
      <text:p text:style-name="P80"><draw:line text:anchor-type="paragraph" draw:z-index="28" draw:style-name="gr14" draw:text-style-name="P117" svg:x1="7.59cm" svg:y1="0.187cm" svg:x2="7.59cm" svg:y2="1.194cm"><text:p/></draw:line><draw:rect text:anchor-type="paragraph" draw:z-index="38" draw:style-name="gr15" draw:text-style-name="P125" svg:width="3.97cm" svg:height="0.761cm" svg:x="0.148cm" svg:y="0.081cm"><text:p text:style-name="P117"><text:span text:style-name="T26">dev-branch-0.1.0</text:span></text:p></draw:rect></text:p>
      <text:p text:style-name="P80"><draw:ellipse text:anchor-type="paragraph" draw:z-index="7" draw:style-name="gr3" draw:text-style-name="P119" svg:width="1.19cm" svg:height="1.022cm" svg:x="7.029cm" svg:y="0.586cm"><text:p/></draw:ellipse><draw:line text:anchor-type="paragraph" draw:z-index="61" draw:style-name="gr14" draw:text-style-name="P117" svg:x1="2.498cm" svg:y1="0.233cm" svg:x2="2.498cm" svg:y2="0.829cm"><text:p/></draw:line><draw:line text:anchor-type="paragraph" draw:z-index="64" draw:style-name="gr14" draw:text-style-name="P117" svg:x1="12.915cm" svg:y1="0.134cm" svg:x2="12.915cm" svg:y2="0.637cm"><text:p/></draw:line></text:p>
      <text:p text:style-name="P80"><draw:frame text:anchor-type="paragraph" draw:z-index="17" draw:style-name="gr7" draw:text-style-name="P122" svg:width="0.629cm" svg:height="0.53cm" svg:x="7.325cm" svg:y="0.286cm"><draw:text-box><text:p text:style-name="P117"><text:span text:style-name="T26">3</text:span></text:p></draw:text-box></draw:frame><draw:ellipse text:anchor-type="paragraph" draw:z-index="41" draw:style-name="gr16" draw:text-style-name="P126" svg:width="0.893cm" svg:height="0.86cm" svg:x="2.034cm" svg:y="0.22cm"><text:p text:style-name="P117"><text:span text:style-name="T27">1</text:span></text:p></draw:ellipse><draw:ellipse text:anchor-type="paragraph" draw:z-index="45" draw:style-name="gr16" draw:text-style-name="P126" svg:width="0.893cm" svg:height="0.872cm" svg:x="12.453cm" svg:y="0.028cm"><text:p text:style-name="P117"><text:span text:style-name="T27">2</text:span></text:p></draw:ellipse></text:p>
      <text:p text:style-name="P80"><draw:line text:anchor-type="paragraph" draw:z-index="29" draw:style-name="gr14" draw:text-style-name="P117" svg:x1="7.59cm" svg:y1="0.39cm" svg:x2="7.59cm" svg:y2="1.397cm"><text:p/></draw:line><draw:line text:anchor-type="paragraph" draw:z-index="57" draw:style-name="gr14" draw:text-style-name="P117" svg:x1="12.453cm" svg:y1="1.365cm" svg:x2="8.218cm" svg:y2="0.042cm"><text:p/></draw:line><draw:line text:anchor-type="paragraph" draw:z-index="62" draw:style-name="gr14" draw:text-style-name="P117" svg:x1="2.464cm" svg:y1="0.471cm" svg:x2="2.464cm" svg:y2="0.942cm"><text:p/></draw:line><draw:line text:anchor-type="paragraph" draw:z-index="65" draw:style-name="gr14" draw:text-style-name="P117" svg:x1="12.915cm" svg:y1="0.291cm" svg:x2="12.915cm" svg:y2="0.889cm"><text:p/></draw:line></text:p>
      <text:p text:style-name="P80"><draw:ellipse text:anchor-type="paragraph" draw:z-index="42" draw:style-name="gr16" draw:text-style-name="P126" svg:width="0.893cm" svg:height="0.819cm" svg:x="2cm" svg:y="0.333cm"><text:p text:style-name="P117"><text:span text:style-name="T27">2</text:span></text:p></draw:ellipse><draw:ellipse text:anchor-type="paragraph" draw:z-index="44" draw:style-name="gr16" draw:text-style-name="P126" svg:width="0.893cm" svg:height="0.872cm" svg:x="12.453cm" svg:y="0.28cm"><text:p text:style-name="P117"><text:span text:style-name="T27">3</text:span></text:p></draw:ellipse></text:p>
      <text:p text:style-name="P80"><draw:ellipse text:anchor-type="paragraph" draw:z-index="8" draw:style-name="gr3" draw:text-style-name="P119" svg:width="1.19cm" svg:height="1.024cm" svg:x="7.029cm" svg:y="0.18cm"><text:p/></draw:ellipse><draw:frame text:anchor-type="paragraph" draw:z-index="18" draw:style-name="gr8" draw:text-style-name="P124" svg:width="0.927cm" svg:height="0.791cm" svg:x="7.292cm" svg:y="0.413cm"><draw:text-box><text:p text:style-name="P123"><text:span text:style-name="T26"><text:s text:c="2"/></text:span><text:span text:style-name="T26">4</text:span></text:p></draw:text-box></draw:frame><draw:line text:anchor-type="paragraph" draw:z-index="58" draw:style-name="gr14" draw:text-style-name="P117" svg:x1="2.893cm" svg:y1="0.247cm" svg:x2="7.029cm" svg:y2="0.677cm"><text:p/></draw:line></text:p>
      <text:p text:style-name="P80"><draw:line text:anchor-type="paragraph" draw:z-index="30" draw:style-name="gr14" draw:text-style-name="P117" svg:x1="7.59cm" svg:y1="0.594cm" svg:x2="7.59cm" svg:y2="1.601cm"><text:p/></draw:line></text:p>
      <text:p text:style-name="P80"/>
      <text:p text:style-name="P80"><draw:ellipse text:anchor-type="paragraph" draw:z-index="9" draw:style-name="gr3" draw:text-style-name="P119" svg:width="1.19cm" svg:height="1.022cm" svg:x="7.029cm" svg:y="0.385cm"><text:p/></draw:ellipse></text:p>
      <text:p text:style-name="P80"><draw:frame text:anchor-type="paragraph" draw:z-index="19" draw:style-name="gr6" draw:text-style-name="P122" svg:width="0.729cm" svg:height="0.496cm" svg:x="7.292cm" svg:y="0.062cm"><draw:text-box><text:p text:style-name="P117"><text:span text:style-name="T26">5</text:span></text:p></draw:text-box></draw:frame></text:p>
      <text:p text:style-name="P80"><draw:line text:anchor-type="paragraph" draw:z-index="31" draw:style-name="gr14" draw:text-style-name="P117" svg:x1="7.59cm" svg:y1="0.189cm" svg:x2="7.59cm" svg:y2="1.196cm"><text:p/></draw:line></text:p>
      <text:p text:style-name="P80"><draw:ellipse text:anchor-type="paragraph" draw:z-index="10" draw:style-name="gr3" draw:text-style-name="P119" svg:width="1.19cm" svg:height="1.026cm" svg:x="7.029cm" svg:y="0.587cm"><text:p/></draw:ellipse></text:p>
      <text:p text:style-name="P80"><draw:frame text:anchor-type="paragraph" draw:z-index="20" draw:style-name="gr7" draw:text-style-name="P122" svg:width="0.727cm" svg:height="0.53cm" svg:x="7.26cm" svg:y="0.254cm"><draw:text-box><text:p text:style-name="P117"><text:span text:style-name="T26">6</text:span></text:p></draw:text-box></draw:frame><draw:line text:anchor-type="paragraph" draw:z-index="55" draw:style-name="gr14" draw:text-style-name="P117" svg:x1="12.254cm" svg:y1="1.312cm" svg:x2="8.218cm" svg:y2="0.55cm"><text:p/></draw:line></text:p>
      <text:p text:style-name="P80"><draw:line text:anchor-type="paragraph" draw:z-index="32" draw:style-name="gr14" draw:text-style-name="P117" svg:x1="7.59cm" svg:y1="0.395cm" svg:x2="7.59cm" svg:y2="1.402cm"><text:p/></draw:line><draw:rect text:anchor-type="paragraph" draw:z-index="39" draw:style-name="gr15" draw:text-style-name="P117" svg:width="3.77cm" svg:height="0.696cm" svg:x="12.254cm" svg:y="0.339cm"><text:p text:style-name="P117"><text:span text:style-name="T26">rel-branch-2.0.0</text:span></text:p></draw:rect></text:p>
      <text:p text:style-name="P80"><draw:line text:anchor-type="paragraph" draw:z-index="66" draw:style-name="gr14" draw:text-style-name="P117" svg:x1="13.675cm" svg:y1="0.425cm" svg:x2="13.675cm" svg:y2="1.319cm"><text:p/></draw:line></text:p>
      <text:p text:style-name="P80"><draw:ellipse text:anchor-type="paragraph" draw:z-index="11" draw:style-name="gr3" draw:text-style-name="P119" svg:width="1.19cm" svg:height="1.022cm" svg:x="7.029cm" svg:y="0.185cm"><text:p/></draw:ellipse><draw:frame text:anchor-type="paragraph" draw:z-index="21" draw:style-name="gr9" draw:text-style-name="P122" svg:width="1.026cm" svg:height="1.191cm" svg:x="7.029cm" svg:y="0.413cm"><draw:text-box><text:p text:style-name="P117"><text:span text:style-name="T26"><text:s/></text:span><text:span text:style-name="T26">7</text:span></text:p></draw:text-box></draw:frame></text:p>
      <text:p text:style-name="P80"><draw:line text:anchor-type="paragraph" draw:z-index="33" draw:style-name="gr14" draw:text-style-name="P117" svg:x1="7.59cm" svg:y1="0.598cm" svg:x2="7.59cm" svg:y2="1.397cm"><text:p/></draw:line><draw:rect text:anchor-type="paragraph" draw:z-index="40" draw:style-name="gr15" draw:text-style-name="P117" svg:width="3.606cm" svg:height="0.795cm" svg:x="0.314cm" svg:y="0.497cm"><text:p text:style-name="P117"><text:span text:style-name="T26">dev-branch-0.2.0</text:span></text:p></draw:rect><draw:ellipse text:anchor-type="paragraph" draw:z-index="46" draw:style-name="gr3" draw:text-style-name="P119" svg:width="0.893cm" svg:height="0.872cm" svg:x="13.28cm" svg:y="0.102cm"><text:p/></draw:ellipse><draw:line text:anchor-type="paragraph" draw:z-index="54" draw:style-name="gr14" draw:text-style-name="P117" svg:x1="3.919cm" svg:y1="0.762cm" svg:x2="7.029cm" svg:y2="0.168cm"><text:p/></draw:line><draw:frame text:anchor-type="paragraph" draw:z-index="77" draw:style-name="gr20" draw:text-style-name="P122" svg:width="0.729cm" svg:height="0.708cm" svg:x="13.28cm" svg:y="0.266cm"><draw:text-box><text:p text:style-name="P117"><text:span text:style-name="T26"><text:s/></text:span><text:span text:style-name="T26">1</text:span></text:p></draw:text-box></draw:frame></text:p>
      <text:p text:style-name="P80"><draw:line text:anchor-type="paragraph" draw:z-index="67" draw:style-name="gr14" draw:text-style-name="P117" svg:x1="13.709cm" svg:y1="0.365cm" svg:x2="13.709cm" svg:y2="1.108cm"><text:p/></draw:line></text:p>
      <text:p text:style-name="P80"><draw:ellipse text:anchor-type="paragraph" draw:z-index="12" draw:style-name="gr3" draw:text-style-name="P119" svg:width="1.19cm" svg:height="1.024cm" svg:x="7.029cm" svg:y="0.18cm"><text:p/></draw:ellipse><draw:frame text:anchor-type="paragraph" draw:z-index="22" draw:style-name="gr10" draw:text-style-name="P122" svg:width="0.696cm" svg:height="0.63cm" svg:x="7.292cm" svg:y="0.339cm"><draw:text-box><text:p text:style-name="P117"><text:span text:style-name="T26">8</text:span></text:p></draw:text-box></draw:frame><draw:ellipse text:anchor-type="paragraph" draw:z-index="47" draw:style-name="gr16" draw:text-style-name="P126" svg:width="0.893cm" svg:height="0.872cm" svg:x="13.28cm" svg:y="0.499cm"><text:p text:style-name="P117"><text:span text:style-name="T27">2</text:span></text:p></draw:ellipse><draw:line text:anchor-type="paragraph" draw:z-index="69" draw:style-name="gr14" draw:text-style-name="P117" svg:x1="2.332cm" svg:y1="0.074cm" svg:x2="2.332cm" svg:y2="0.737cm"><text:p/></draw:line></text:p>
      <text:p text:style-name="P81"><draw:line text:anchor-type="paragraph" draw:z-index="34" draw:style-name="gr14" draw:text-style-name="P117" svg:x1="7.59cm" svg:y1="0.594cm" svg:x2="7.59cm" svg:y2="1.601cm"><text:p/></draw:line><draw:ellipse text:anchor-type="paragraph" draw:z-index="50" draw:style-name="gr3" draw:text-style-name="P119" svg:width="0.893cm" svg:height="0.872cm" svg:x="1.903cm" svg:y="0.129cm"><text:p/></draw:ellipse><draw:line text:anchor-type="paragraph" draw:z-index="56" draw:style-name="gr14" draw:text-style-name="P117" svg:x1="8.218cm" svg:y1="0.062cm" svg:x2="13.314cm" svg:y2="1.683cm"><text:p/></draw:line><draw:frame text:anchor-type="paragraph" draw:z-index="73" draw:style-name="gr17" draw:text-style-name="P122" svg:width="0.498cm" svg:height="0.489cm" svg:x="2.133cm" svg:y="0.392cm"><draw:text-box><text:p text:style-name="P117"><text:span text:style-name="T26">1</text:span></text:p></draw:text-box></draw:frame></text:p>
      <text:p text:style-name="P81"><draw:line text:anchor-type="paragraph" draw:z-index="68" draw:style-name="gr14" draw:text-style-name="P117" svg:x1="13.742cm" svg:y1="0.153cm" svg:x2="13.742cm" svg:y2="0.73cm"><text:p/></draw:line><draw:line text:anchor-type="paragraph" draw:z-index="70" draw:style-name="gr14" draw:text-style-name="P117" svg:x1="2.298cm" svg:y1="0.392cm" svg:x2="2.298cm" svg:y2="0.889cm"><text:p/></draw:line></text:p>
      <text:p text:style-name="P81"><draw:ellipse text:anchor-type="paragraph" draw:z-index="13" draw:style-name="gr3" draw:text-style-name="P119" svg:width="1.19cm" svg:height="1.022cm" svg:x="7.029cm" svg:y="0.385cm"><text:p/></draw:ellipse><draw:ellipse text:anchor-type="paragraph" draw:z-index="48" draw:style-name="gr16" draw:text-style-name="P126" svg:width="0.893cm" svg:height="0.872cm" svg:x="13.314cm" svg:y="0.122cm"><text:p text:style-name="P117"><text:span text:style-name="T27">3</text:span></text:p></draw:ellipse><draw:ellipse text:anchor-type="paragraph" draw:z-index="51" draw:style-name="gr3" draw:text-style-name="P119" svg:width="0.893cm" svg:height="0.872cm" svg:x="1.87cm" svg:y="0.28cm"><text:p/></draw:ellipse><draw:frame text:anchor-type="paragraph" draw:z-index="74" draw:style-name="gr18" draw:text-style-name="P121" svg:width="0.893cm" svg:height="0.687cm" svg:x="1.87cm" svg:y="0.466cm"><draw:text-box><text:p text:style-name="P117"><text:span text:style-name="T26">2</text:span></text:p></draw:text-box></draw:frame></text:p>
      <text:p text:style-name="P81"><draw:frame text:anchor-type="paragraph" draw:z-index="23" draw:style-name="gr11" draw:text-style-name="P122" svg:width="0.595cm" svg:height="0.563cm" svg:x="7.392cm" svg:y="0.055cm"><draw:text-box><text:p text:style-name="P117"><text:span text:style-name="T26">9</text:span></text:p></draw:text-box></draw:frame><draw:line text:anchor-type="paragraph" draw:z-index="71" draw:style-name="gr14" draw:text-style-name="P117" svg:x1="2.265cm" svg:y1="0.543cm" svg:x2="2.265cm" svg:y2="1.067cm"><text:p/></draw:line></text:p>
      <text:p text:style-name="P81"><draw:line text:anchor-type="paragraph" draw:z-index="35" draw:style-name="gr14" draw:text-style-name="P117" svg:x1="7.59cm" svg:y1="0.189cm" svg:x2="7.59cm" svg:y2="0.965cm"><text:p/></draw:line><draw:ellipse text:anchor-type="paragraph" draw:z-index="52" draw:style-name="gr3" draw:text-style-name="P119" svg:width="0.893cm" svg:height="0.872cm" svg:x="1.836cm" svg:y="0.459cm"><text:p/></draw:ellipse></text:p>
      <text:p text:style-name="P81"><draw:ellipse text:anchor-type="paragraph" draw:z-index="14" draw:style-name="gr3" draw:text-style-name="P119" svg:width="1.19cm" svg:height="1.026cm" svg:x="7.029cm" svg:y="0.356cm"><text:p/></draw:ellipse><draw:frame text:anchor-type="paragraph" draw:z-index="24" draw:style-name="gr12" draw:text-style-name="P122" svg:width="0.662cm" svg:height="0.597cm" svg:x="7.359cm" svg:y="0.524cm"><draw:text-box><text:p text:style-name="P117"><text:span text:style-name="T26">10</text:span></text:p></draw:text-box></draw:frame><draw:frame text:anchor-type="paragraph" draw:z-index="75" draw:style-name="gr17" draw:text-style-name="P127" svg:width="1.059cm" svg:height="0.489cm" svg:x="1.67cm" svg:y="0.028cm"><draw:text-box><text:p text:style-name="P117"><text:span text:style-name="T27"><text:s/></text:span><text:span text:style-name="T27">3</text:span></text:p></draw:text-box></draw:frame></text:p>
      <text:p text:style-name="P81"><draw:ellipse text:anchor-type="paragraph" draw:z-index="49" draw:style-name="gr3" draw:text-style-name="P119" svg:width="0.893cm" svg:height="0.872cm" svg:x="1.769cm" svg:y="0.586cm"><text:p/></draw:ellipse><draw:line text:anchor-type="paragraph" draw:z-index="53" draw:style-name="gr14" draw:text-style-name="P117" svg:x1="2.662cm" svg:y1="0.974cm" svg:x2="7.029cm" svg:y2="0.247cm"><text:p/></draw:line><draw:line text:anchor-type="paragraph" draw:z-index="72" draw:style-name="gr14" draw:text-style-name="P117" svg:x1="2.233cm" svg:y1="0.113cm" svg:x2="2.233cm" svg:y2="0.586cm"><text:p/></draw:line></text:p>
      <text:p text:style-name="P81"><draw:line text:anchor-type="paragraph" draw:z-index="36" draw:style-name="gr14" draw:text-style-name="P117" svg:x1="7.59cm" svg:y1="0.164cm" svg:x2="7.59cm" svg:y2="1.321cm"><text:p/></draw:line><draw:frame text:anchor-type="paragraph" draw:z-index="76" draw:style-name="gr19" draw:text-style-name="P122" svg:width="0.694cm" svg:height="0.648cm" svg:x="1.769cm" svg:y="0.201cm"><draw:text-box><text:p text:style-name="P117"><text:span text:style-name="T26"><text:s/></text:span><text:span text:style-name="T26">4</text:span></text:p></draw:text-box></draw:frame></text:p>
      <text:p text:style-name="P81"><draw:frame text:anchor-type="paragraph" draw:z-index="25" draw:style-name="gr13" draw:text-style-name="P122" svg:width="0.696cm" svg:height="0.489cm" svg:x="7.292cm" svg:y="0.949cm"><draw:text-box><text:p text:style-name="P117"><text:span text:style-name="T26">11</text:span></text:p></draw:text-box></draw:frame><draw:ellipse text:anchor-type="paragraph" draw:z-index="15" draw:style-name="gr3" draw:text-style-name="P119" svg:width="1.026cm" svg:height="1.022cm" svg:x="7.126cm" svg:y="0.713cm"><text:p/></draw:ellipse></text:p>
      <text:p text:style-name="P80"><text:soft-page-break/></text:p>
      <text:p text:style-name="P80">6.1.1 Definición de Ramas</text:p>
      <text:p text:style-name="P27"/>
      <text:p text:style-name="P27">A continuación se definiran los tipos de ramificaciones que se utilizaran.</text:p>
      <text:p text:style-name="P27"/>
      <text:list xml:id="list6842010339448964222" text:style-name="L43">
        <text:list-item>
          <text:p text:style-name="P112">Rama Principal/Master: <text:span text:style-name="T13">es la rama donde se encontraran las vesrsiones estables y finales del producto, con la menor cantidad de bugs posibles y testeadas sus funcionalidades.</text:span></text:p>
        </text:list-item>
        <text:list-item>
          <text:p text:style-name="P112">Development Branch: <text:span text:style-name="T14">en ésta se alojan las nuevas características, que antes de ser incorporadas al master deben aceitarse lo suficiente y deben testearse para alcanzar un nivel de calidad mínimo. La forma de nombrar estas ramas es dev-branch&lt;cambio&gt;.</text:span></text:p>
        </text:list-item>
        <text:list-item>
          <text:p text:style-name="P113">Release Branch:<text:span text:style-name="T13"> </text:span><text:span text:style-name="T14">son ramas donde se integran características ya testeadas, y se apunta a una versión del producto para lanzar a los clientes. Se nombrarán como rel-branch&lt;ID&gt;.</text:span></text:p>
        </text:list-item>
      </text:list>
      <text:p text:style-name="P29"/>
      <text:p text:style-name="P29">Luego de definir los tipos de ramas, notamos que la principal motivación al utilizar este esquema es aislar el código inestable y bajo desarrollo del código estable y potencial a ser lanzado como producto final.</text:p>
      <text:p text:style-name="P29">Es posible que se realicen desarrollos de nuevas características en la rama Master,</text:p>
      <text:p text:style-name="P29">sobre todo en una primera instancia, cuando el producto no tiene una estructura</text:p>
      <text:p text:style-name="P29">definida y no está cerca de un release inicial.</text:p>
      <text:p text:style-name="P29">Además, pueden realizarse merges entre ramas de desarrollo y de release si así lo</text:p>
      <text:p text:style-name="P29">considera necesario el Configuration Manager, para luego integrar los cambios en el</text:p>
      <text:p text:style-name="P29">Master.</text:p>
      <text:p text:style-name="P46"/>
      <text:p text:style-name="P47">6.1.2 Definición de etiquetas (tags)</text:p>
      <text:p text:style-name="P47"/>
      <text:p text:style-name="P28"><text:span text:style-name="T5">Release tags:</text:span> estas etiquetas son aplicadas en las ramas de release. Son aplicados</text:p>
      <text:p text:style-name="P28">cuando se ha llegado a una versión final del release apuntado, finalizando su</text:p>
      <text:p text:style-name="P28">desarrollo en la rama correspondiente. El formato a seguir es el siguiente:</text:p>
      <text:p text:style-name="P28">rel-branch&lt;ID&gt;. Por ejemplo: rel-branch 1.0.0, rel-branch 1.2.0.</text:p>
      <text:p text:style-name="P28"/>
      <text:p text:style-name="P28"><text:span text:style-name="T5">Development tags:</text:span> en las ramas de desarrollo se etiquetara numéricamente la última</text:p>
      <text:p text:style-name="P28">versión del código, el que se considere apto para un merge hacia ramas más estables</text:p>
      <text:p text:style-name="P28">y de entrega de producto, para tener una referencia a la hora de realizar el merge y</text:p>
      <text:p text:style-name="P28">completar la documentación pertinente, siguiendo el esquema</text:p>
      <text:p text:style-name="P28">dev-branch&lt;cambio&gt;&lt;ID&gt;.</text:p>
      <text:p text:style-name="P28">El identificador representa las versiones del código puesto en configuración en esa</text:p>
      <text:p text:style-name="P28">rama, comenzando por el 0.1.0, luego el 0.2.0. Esta numeración será utilizada en la</text:p>
      <text:p text:style-name="P28">mayoría de los casos, cuando el nuevo contenido del archivo amerite un cambio de</text:p>
      <text:p text:style-name="P28"><text:soft-page-break/>nomenclatura.</text:p>
      <text:p text:style-name="P28"/>
      <text:p text:style-name="P47">6.1.<text:span text:style-name="T15">3.</text:span> <text:span text:style-name="T15">Políticas </text:span>de merg<text:span text:style-name="T15">eo</text:span></text:p>
      <text:p text:style-name="P47"/>
      <text:p text:style-name="P30">Al realizar merges, lo mas recomendable es indicar el comienzo y final de<text:span text:style-name="T19">l tag, y por quien fue realizado.</text:span></text:p>
      <text:p text:style-name="P31">Esto es útil para identificar las versiones afectadas por esta operación, en caso de ser necesario otro merge en esa misma rama, se hará partiendo del merge anterior.</text:p>
      <text:p text:style-name="P31"/>
      <text:p text:style-name="P32"/>
      <text:p text:style-name="P28"><draw:rect text:anchor-type="paragraph" draw:z-index="78" draw:style-name="gr14" draw:text-style-name="P117" svg:width="2.895cm" svg:height="0.78cm" svg:x="0.143cm" svg:y="0.189cm"><text:p/></draw:rect><draw:frame text:anchor-type="paragraph" draw:z-index="87" draw:style-name="gr17" draw:text-style-name="P122" svg:width="2.304cm" svg:height="0.489cm" svg:x="0.453cm" svg:y="0.346cm"><draw:text-box><text:p text:style-name="P117"><text:span text:style-name="T26">HEAD</text:span></text:p></draw:text-box></draw:frame></text:p>
      <text:p text:style-name="P37"><draw:line text:anchor-type="paragraph" draw:z-index="86" draw:style-name="gr14" draw:text-style-name="P117" svg:x1="1.482cm" svg:y1="0.4cm" svg:x2="1.482cm" svg:y2="1.171cm"><text:p/></draw:line></text:p>
      <text:p text:style-name="P37"/>
      <text:p text:style-name="P37"><draw:ellipse text:anchor-type="paragraph" draw:z-index="79" draw:style-name="gr15" draw:text-style-name="P125" svg:width="1.214cm" svg:height="1.34cm" svg:x="0.857cm" svg:y="0.035cm"><text:p text:style-name="P117"><text:span text:style-name="T26">1</text:span></text:p></draw:ellipse></text:p>
      <text:p text:style-name="P37"><draw:rect text:anchor-type="paragraph" draw:z-index="88" draw:style-name="gr14" draw:text-style-name="P117" svg:width="3.267cm" svg:height="0.78cm" svg:x="6.057cm" svg:y="0.374cm"><text:p/></draw:rect><draw:frame text:anchor-type="paragraph" draw:z-index="95" draw:style-name="gr17" draw:text-style-name="P122" svg:width="2.304cm" svg:height="0.489cm" svg:x="6.429cm" svg:y="0.51cm"><draw:text-box><text:p text:style-name="P117"><text:span text:style-name="T26">Dev-branch</text:span></text:p></draw:text-box></draw:frame><draw:line text:anchor-type="paragraph" draw:z-index="96" draw:style-name="gr14" draw:text-style-name="P117" svg:x1="2.071cm" svg:y1="0.12cm" svg:x2="6.057cm" svg:y2="0.806cm"><text:p/></draw:line></text:p>
      <text:p text:style-name="P37"><draw:line text:anchor-type="paragraph" draw:z-index="83" draw:style-name="gr14" draw:text-style-name="P119" svg:x1="1.419cm" svg:y1="0.238cm" svg:x2="1.419cm" svg:y2="1.172cm"><text:p/></draw:line></text:p>
      <text:p text:style-name="P37"><draw:line text:anchor-type="paragraph" draw:z-index="94" draw:style-name="gr14" draw:text-style-name="P117" svg:x1="7.768cm" svg:y1="0.018cm" svg:x2="7.768cm" svg:y2="0.789cm"><text:p/></draw:line></text:p>
      <text:p text:style-name="P37"><draw:ellipse text:anchor-type="paragraph" draw:z-index="80" draw:style-name="gr15" draw:text-style-name="P125" svg:width="1.214cm" svg:height="1.34cm" svg:x="0.857cm" svg:y="0.035cm"><text:p text:style-name="P117"><text:span text:style-name="T26">2</text:span></text:p></draw:ellipse><draw:ellipse text:anchor-type="paragraph" draw:z-index="89" draw:style-name="gr15" draw:text-style-name="P125" svg:width="1.214cm" svg:height="1.34cm" svg:x="7.144cm" svg:y="0.22cm"><text:p text:style-name="P117"><text:span text:style-name="T26">1</text:span></text:p></draw:ellipse></text:p>
      <text:p text:style-name="P37"><draw:frame text:anchor-type="paragraph" draw:z-index="104" draw:style-name="gr22" draw:text-style-name="P128" svg:width="4.298cm" svg:height="1.95cm" svg:x="2.57cm" svg:y="0.543cm"><draw:text-box><text:p><text:span text:style-name="T5">Comienzo de tag dev-branch;</text:span></text:p><text:p><text:span text:style-name="T5">Fin del tag dev-branch-v0.1.0</text:span></text:p></draw:text-box></draw:frame></text:p>
      <text:p text:style-name="P37"><draw:line text:anchor-type="paragraph" draw:z-index="84" draw:style-name="gr14" draw:text-style-name="P117" svg:x1="1.45cm" svg:y1="0.238cm" svg:x2="1.482cm" svg:y2="1.288cm"><text:p/></draw:line><draw:line text:anchor-type="paragraph" draw:z-index="92" draw:style-name="gr14" draw:text-style-name="P119" svg:x1="7.705cm" svg:y1="0.423cm" svg:x2="7.705cm" svg:y2="1.357cm"><text:p/></draw:line></text:p>
      <text:p text:style-name="P37"/>
      <text:p text:style-name="P37"><draw:ellipse text:anchor-type="paragraph" draw:z-index="81" draw:style-name="gr15" draw:text-style-name="P126" svg:width="1.216cm" svg:height="1.341cm" svg:x="0.857cm" svg:y="0.152cm"><text:p text:style-name="P117"><text:span text:style-name="T27">3</text:span></text:p></draw:ellipse><draw:ellipse text:anchor-type="paragraph" draw:z-index="90" draw:style-name="gr15" draw:text-style-name="P125" svg:width="1.214cm" svg:height="1.34cm" svg:x="7.144cm" svg:y="0.22cm"><text:p text:style-name="P117"><text:span text:style-name="T26">2</text:span></text:p></draw:ellipse><draw:path text:anchor-type="paragraph" draw:z-index="98" draw:style-name="gr14" draw:text-style-name="P117" svg:width="1.453cm" svg:height="5.196cm" draw:transform="skewX (-0.0476474885794452) rotate (1.90485234562661) translate (2.39404660674469cm 2.62235708108058cm)" svg:viewBox="0 0 1454 5197" svg:d="M0 5182c450 105 637-367 690-659 62-341-88-685-158-1020-79-381-219-755-241-1143-19-331 180-628 241-942 67-350 405-477 508-786l193-243 167-251 54-138"><text:p/></draw:path><draw:frame text:anchor-type="paragraph" draw:z-index="97" draw:style-name="gr21" draw:text-style-name="P128" svg:width="4.455cm" svg:height="1.463cm" svg:x="8.918cm" svg:y="0.224cm"><draw:text-box><text:p><text:span text:style-name="T5">v0.2.0</text:span></text:p></draw:text-box></draw:frame></text:p>
      <text:p text:style-name="P37"><draw:line text:anchor-type="paragraph" draw:z-index="100" draw:style-name="gr14" draw:text-style-name="P117" svg:x1="2.011cm" svg:y1="0.65cm" svg:x2="2.29cm" svg:y2="0.557cm"><text:p/></draw:line></text:p>
      <text:p text:style-name="P37"><draw:line text:anchor-type="paragraph" draw:z-index="85" draw:style-name="gr14" draw:text-style-name="P117" svg:x1="1.482cm" svg:y1="0.356cm" svg:x2="1.482cm" svg:y2="1.194cm"><text:p/></draw:line><draw:line text:anchor-type="paragraph" draw:z-index="93" draw:style-name="gr14" draw:text-style-name="P117" svg:x1="7.736cm" svg:y1="0.423cm" svg:x2="7.768cm" svg:y2="1.473cm"><text:p/></draw:line><draw:line text:anchor-type="paragraph" draw:z-index="99" draw:style-name="gr14" draw:text-style-name="P117" svg:x1="1.979cm" svg:y1="0.083cm" svg:x2="2.259cm" svg:y2="0.332cm"><text:p/></draw:line></text:p>
      <text:p text:style-name="P37"/>
      <text:p text:style-name="P39"><draw:ellipse text:anchor-type="paragraph" draw:z-index="82" draw:style-name="gr15" draw:text-style-name="P125" svg:width="1.214cm" svg:height="1.34cm" svg:x="0.857cm" svg:y="0.058cm"><text:p text:style-name="P117"><text:span text:style-name="T26">4</text:span></text:p></draw:ellipse><draw:ellipse text:anchor-type="paragraph" draw:z-index="91" draw:style-name="gr15" draw:text-style-name="P126" svg:width="1.216cm" svg:height="1.341cm" svg:x="7.207cm" svg:y="0.342cm"><text:p text:style-name="P117"><text:span text:style-name="T27">3</text:span></text:p></draw:ellipse></text:p>
      <text:p text:style-name="P37"><draw:path text:anchor-type="paragraph" draw:z-index="101" draw:style-name="gr14" draw:text-style-name="P117" svg:width="5.167cm" svg:height="1.723cm" draw:transform="rotate (-3.14159265358979) translate (7.20901388888889cm 2.16303069885355cm)" svg:viewBox="0 0 5168 1724" svg:d="M0 1724c358-44 716 102 1028-281 389-476 827-928 1337-1277 378-258 870-173 1277-30 398 141 791 358 1027 716l125 311 249 312 125 92"><text:p/></draw:path><draw:line text:anchor-type="paragraph" draw:z-index="102" draw:style-name="gr14" draw:text-style-name="P117" svg:x1="2.011cm" svg:y1="0.564cm" svg:x2="2.073cm" svg:y2="0.844cm"><text:p/></draw:line><draw:line text:anchor-type="paragraph" draw:z-index="103" draw:style-name="gr14" draw:text-style-name="P117" svg:x1="1.979cm" svg:y1="0.533cm" svg:x2="2.259cm" svg:y2="0.565cm"><text:p/></draw:line><draw:frame text:anchor-type="paragraph" draw:z-index="105" draw:style-name="gr23" draw:text-style-name="P128" svg:width="3.331cm" svg:height="0.976cm" svg:x="8.797cm" svg:y="0.266cm"><draw:text-box><text:p><text:span text:style-name="T5">v0.2.0</text:span></text:p></draw:text-box></draw:frame></text:p>
      <text:p text:style-name="P41"><text:s text:c="12"/></text:p>
      <text:p text:style-name="P31"/>
      <text:p text:style-name="P32"/>
      <text:p text:style-name="P38"><text:span text:style-name="T20">Por ejemplo, en el gráfico se observa que se quiere hacer el merge entre la rama dev-branch y el HEAD, partiendo del tag dev-branch-singleton, y siendo el </text:span><text:span text:style-name="T21">fin </text:span><text:span text:style-name="T20">dev-branch 0.1.0.</text:span><text:span text:style-name="T22"><text:line-break/></text:span><text:span text:style-name="T20">Luego, se necesito realizar otro merge, siendo el nuevo tag dev-branc</text:span><text:span text:style-name="T21">h</text:span><text:span text:style-name="T20"> 0.1.0, y el nuevo tag dev-branch 0.2.0.</text:span><text:span text:style-name="T22"><text:line-break/></text:span><text:span text:style-name="T20">Aquí se puede apreciar que el nuevo </text:span><text:span text:style-name="T21">comienzo de</text:span><text:span text:style-name="T20"> tag depende del ultimo </text:span><text:span text:style-name="T21">fin</text:span><text:span text:style-name="T20"> tag utilizado, por lo que se realiza el merge partiendo desde el merge anterior, para evitar conflictos ya resueltos.</text:span><text:span text:style-name="T22"><text:line-break/></text:span><text:span text:style-name="T23">S</text:span><text:span text:style-name="T20">e utilizará el archivo de notas de la versión Notas de Merge.txt, que irá evolucionando a la par del proyecto. Como información opcional, puede agregarse la lista de cambios del merge.</text:span></text:p>
      <text:p text:style-name="P114"><text:soft-page-break/></text:p>
      <text:p text:style-name="P116">6.1.3 Archivos auxiliares CM</text:p>
      <text:p text:style-name="P115">MergesNotes.txt:</text:p>
      <text:p text:style-name="P37"/>
      <text:p text:style-name="P67">7<text:tab/> Build Management</text:p>
      <text:p text:style-name="P67"/>
      <text:p text:style-name="P74">El tipo de Build a utilizar y que será implementado en todas las ramas es:</text:p>
      <text:p text:style-name="P74">Continuous Integration Builds: Son útiles para identificar tan pronto como sea</text:p>
      <text:p text:style-name="P74">posible errores en el <text:span text:style-name="T12">código</text:span> y asi poder arreglarlos antes de hacer algún build formal.</text:p>
      <text:p text:style-name="P74">Están configurados para no aplicar ningún tag y para ser corridos automáticamente</text:p>
      <text:p text:style-name="P74">cada vez que alguien realice un commit a cualquiera de las ramas.</text:p>
      <text:p text:style-name="P74">En la pestaña correspondiente de Travis CI se puede encontrar información útil, tal</text:p>
      <text:p text:style-name="P74">como el resumen de los tests empleados, el autor, la fecha del commit,etc.</text:p>
      <text:p text:style-name="P74">La herramienta a utilizar para manejar el proceso de builds definido será Travis CI,</text:p>
      <text:p text:style-name="P74">que será debidamente configurada para enviar correos electrónicos a los grupos de</text:p>
      <text:p text:style-name="P74">trabajo que realicen el commit avisando de alguna falla en el build.</text:p>
      <text:p text:style-name="P74"/>
      <text:p text:style-name="P67">8 <text:tab/>Release Management</text:p>
      <text:p text:style-name="P74"/>
      <text:p text:style-name="P74">Las Release builds serán realizadas en las ramas de desarrollo correspondiente. Estos</text:p>
      <text:p text:style-name="P74">serán enviados a los clientes por medio del repositorio de GitHub dándoles acceso al</text:p>
      <text:p text:style-name="P74">mismo para que descarguen los archivos necesarios, y puedan probar el proyecto en</text:p>
      <text:p text:style-name="P74">su IDE de Java de preferencia.</text:p>
      <text:p text:style-name="P74"/>
      <text:p text:style-name="P68">9<text:tab/>Backup y Recuperación de la Información</text:p>
      <text:p text:style-name="P75">Los documentos y archivos del proyecto se guardaran en una carpeta del área de trabajo personal de cada uno de los integrantes, en caso de perder la información, cada uno lo puede proveer desde ahí. Este Backup se realiza al final de la jornada de cada trabajo. </text:p>
      <text:p text:style-name="P8"/>
      <text:p text:style-name="P8"/>
      <text:p text:style-name="P8"/>
      <text:p text:style-name="P8"/>
      <text:p text:style-name="P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aginas_20_sin_20_numeracion" style:display-name="paginas sin numeracion" style:family="paragraph" style:parent-style-name="Footer"/>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06512f"/>
    </style:style>
    <style:style style:name="MP2" style:family="paragraph" style:parent-style-name="Header">
      <style:text-properties officeooo:rsid="00079ac4" officeooo:paragraph-rsid="00079ac4"/>
    </style:style>
    <style:style style:name="MT1" style:family="text">
      <style:text-properties officeooo:rsid="0006512f"/>
    </style:style>
    <style:style style:name="MT2" style:family="text">
      <style:text-properties officeooo:rsid="0019fe8c"/>
    </style:style>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fo:border="none" fo:padding="0cm" style:shadow="none" style:writing-mode="lr-tb" draw:fill-image-width="0cm" draw:fill-image-height="0cm" style:footnote-max-height="0cm">
        <style:columns fo:column-count="1" fo:column-gap="0cm"/>
        <style:footnote-sep style:width="0.009cm" style:line-style="solid" style:adjustment="left" style:rel-width="25%" style:color="#000000"/>
      </style:page-layout-properties>
      <style:header-style>
        <style:header-footer-properties fo:min-height="0.6cm" fo:margin-left="0cm" fo:margin-right="0cm" fo:margin-bottom="0.499cm" fo:border-top="none" fo:border-bottom="0.99pt solid #000000" fo:border-left="none" fo:border-right="none" fo:padding="0.049cm" style:shadow="none" style:dynamic-spacing="false" draw:fill="none"/>
      </style:header-style>
      <style:footer-style>
        <style:header-footer-properties fo:min-height="0.6cm" fo:margin-left="0cm" fo:margin-right="0cm" fo:margin-top="0.499cm" style:dynamic-spacing="false" draw:fill="none"/>
      </style:footer-style>
    </style:page-layout>
    <style:page-layout style:name="Mpm5">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ootnote">
      <style:header>
        <text:p text:style-name="Header"/>
      </style:header>
      <style:footer>
        <text:p text:style-name="MP1"><text:page-number text:select-page="current">0</text:page-number><text:tab/><text:tab/><text:span text:style-name="MT1">Plan-CM_v1.0.0</text:span></text:p>
      </style:footer>
    </style:master-page>
    <style:master-page style:name="First_20_Page" style:display-name="First Page" style:page-layout-name="Mpm2" style:next-style-name="Standard">
      <style:footer>
        <text:p text:style-name="Footer"><text:page-number text:select-page="current">0</text:page-number><text:tab/><text:tab/><text:span text:style-name="MT1">Plan-CM_v1.0.0</text:span></text:p>
      </style:footer>
    </style:master-page>
    <style:master-page style:name="Index" style:page-layout-name="Mpm3"/>
    <style:master-page style:name="Footnote" style:page-layout-name="Mpm4">
      <style:header>
        <text:p text:style-name="MP2"><text:tab/>Reproductor de <text:span text:style-name="MT2">Música</text:span> – Configuration Management<text:tab/></text:p>
      </style:header>
      <style:footer>
        <text:p text:style-name="paginas_20_sin_20_numeracion"><text:page-number text:select-page="current">10</text:page-number><text:tab/><text:tab/><text:span text:style-name="MT1">Plan-CM_v1.0.1</text:span></text:p>
      </style:footer>
    </style:master-page>
    <style:master-page style:name="pag_20_sin_20_num" style:display-name="pag sin num" style:page-layout-name="Mpm5" style:next-style-name="Footnot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4T10:32:49.330000000</meta:creation-date>
    <dc:date>2017-05-11T18:43:25.488000000</dc:date>
    <meta:editing-duration>PT2H18M45S</meta:editing-duration>
    <meta:editing-cycles>7</meta:editing-cycles>
    <meta:generator>LibreOffice/4.4.3.2$Windows_x86 LibreOffice_project/88805f81e9fe61362df02b9941de8e38a9b5fd16</meta:generator>
    <meta:document-statistic meta:table-count="8" meta:image-count="0" meta:object-count="0" meta:page-count="13" meta:paragraph-count="219" meta:word-count="1854" meta:character-count="11945" meta:non-whitespace-character-count="10261"/>
  </office:meta>
</office:document-meta>
</file>